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6756in"/>
    </style:style>
    <style:style style:name="co3" style:family="table-column">
      <style:table-column-properties fo:break-before="auto" style:column-width="0.8083in"/>
    </style:style>
    <style:style style:name="co4" style:family="table-column">
      <style:table-column-properties fo:break-before="auto" style:column-width="3.2902in"/>
    </style:style>
    <style:style style:name="co5" style:family="table-column">
      <style:table-column-properties fo:break-before="auto" style:column-width="2.2047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7425in"/>
    </style:style>
    <style:style style:name="co9" style:family="table-column">
      <style:table-column-properties fo:break-before="auto" style:column-width="0.9528in"/>
    </style:style>
    <style:style style:name="co10" style:family="table-column">
      <style:table-column-properties fo:break-before="auto" style:column-width="0.9193in"/>
    </style:style>
    <style:style style:name="co12" style:family="table-column">
      <style:table-column-properties fo:break-before="auto" style:column-width="2.836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138in solid #000000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fo:border="0.0138in solid #000000"/>
    </style:style>
    <style:style style:name="ce4" style:family="table-cell" style:parent-style-name="Excel_20_Built-in_20_Normal">
      <style:table-cell-properties style:diagonal-bl-tr="none" style:diagonal-tl-br="none" fo:background-color="transparent" fo:border="0.0138in solid #000000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Excel_20_Built-in_20_Normal" style:data-style-name="N5000">
      <style:table-cell-properties style:diagonal-bl-tr="none" style:diagonal-tl-br="none" fo:border="0.0138in solid #000000"/>
    </style:style>
    <style:style style:name="ce8" style:family="table-cell" style:parent-style-name="Excel_20_Built-in_20_Normal" style:data-style-name="N5000">
      <style:table-cell-properties style:diagonal-bl-tr="none" style:diagonal-tl-br="none" fo:background-color="transparent" fo:border="0.0138in solid #000000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1" style:family="table-cell" style:parent-style-name="Normal_20_2" style:data-style-name="N5000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Comma">
      <style:table-cell-properties fo:background-color="#92d05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Excel_20_Built-in_20_Comma" style:data-style-name="N122">
      <style:table-cell-properties fo:background-color="#92d05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122">
      <style:table-cell-properties style:diagonal-bl-tr="none" style:diagonal-tl-br="none" fo:border="0.0138in solid #000000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Excel_20_Built-in_20_Comma" style:data-style-name="N122">
      <style:table-cell-properties fo:background-color="#92d050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Excel_20_Built-in_20_Normal" style:data-style-name="N119">
      <style:table-cell-properties style:diagonal-bl-tr="none" style:diagonal-tl-br="none" fo:border="0.0138in solid #000000"/>
    </style:style>
    <style:style style:name="ce23" style:family="table-cell" style:parent-style-name="Excel_20_Built-in_20_Normal" style:data-style-name="N119">
      <style:table-cell-properties style:diagonal-bl-tr="none" style:diagonal-tl-br="none" fo:background-color="transparent" fo:border="0.0138in solid #000000"/>
    </style:style>
    <style:style style:name="ce24" style:family="table-cell" style:parent-style-name="Excel_20_Built-in_20_Normal">
      <style:table-cell-properties fo:background-color="transparent"/>
    </style:style>
    <style:style style:name="ce25" style:family="table-cell" style:parent-style-name="Excel_20_Built-in_20_Comma" style:data-style-name="N5000">
      <style:table-cell-properties fo:background-color="#92d05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visibility="collapse" table:number-columns-repeated="2" table:default-cell-style-name="Excel_20_Built-in_20_Normal"/>
        <table:table-column table:style-name="co8" table:visibility="collapse" table:number-columns-repeated="2" table:default-cell-style-name="Excel_20_Built-in_20_Normal"/>
        <table:table-column table:style-name="co7" table:visibility="collapse" table:default-cell-style-name="Excel_20_Built-in_20_Normal"/>
        <table:table-column table:style-name="co7" table:default-cell-style-name="Excel_20_Built-in_20_Normal"/>
        <table:table-column table:style-name="co9" table:default-cell-style-name="ce24"/>
        <table:table-column table:style-name="co10" table:default-cell-style-name="Excel_20_Built-in_20_Normal"/>
        <table:table-column table:style-name="co12" table:default-cell-style-name="Excel_20_Built-in_20_Normal"/>
        <table:table-column table:style-name="co11" table:number-columns-repeated="1001" table:default-cell-style-name="Excel_20_Built-in_20_Normal"/>
        <table:table-column table:style-name="co11" table:number-columns-repeated="9" table:default-cell-style-name="Default"/>
        <table:table-row table:style-name="ro1">
          <table:table-cell table:style-name="ce1"/>
          <table:table-cell table:style-name="ce5"/>
          <table:table-cell table:style-name="ce1" table:number-columns-repeated="2"/>
          <table:table-cell table:style-name="ce15" table:number-columns-repeated="2"/>
          <table:table-cell table:style-name="ce20" table:number-columns-repeated="4"/>
          <table:table-cell table:style-name="ce15" table:number-columns-repeated="2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2" office:value-type="string">
            <text:p>Request</text:p>
          </table:table-cell>
          <table:table-cell table:style-name="ce6" office:value-type="string">
            <text:p>Virtual</text:p>
          </table:table-cell>
          <table:table-cell table:style-name="ce2" office:value-type="string">
            <text:p>Name</text:p>
          </table:table-cell>
          <table:table-cell table:style-name="ce14" office:value-type="string" office:string-value="Manager">
            <text:p>Manager </text:p>
          </table:table-cell>
          <table:table-cell table:style-name="ce16" office:value-type="string" office:string-value="Net Commission">
            <text:p>Net Commission </text:p>
          </table:table-cell>
          <table:table-cell table:style-name="ce16" office:value-type="string" office:string-value="Stock ">
            <text:p>Stock <text:s/></text:p>
          </table:table-cell>
          <table:table-cell table:style-name="ce21" office:value-type="string" office:string-value="IVR">
            <text:p>IVR </text:p>
          </table:table-cell>
          <table:table-cell table:style-name="ce21" office:value-type="string" office:string-value="Prepaid">
            <text:p>Prepaid </text:p>
          </table:table-cell>
          <table:table-cell table:style-name="ce21" office:value-type="string" office:string-value="Phone">
            <text:p>Phone </text:p>
          </table:table-cell>
          <table:table-cell table:style-name="ce21" office:value-type="string" office:string-value="ID Duplicate">
            <text:p>ID Duplicate </text:p>
          </table:table-cell>
          <table:table-cell table:style-name="ce21" office:value-type="string" office:string-value="Hold">
            <text:p>Hold </text:p>
          </table:table-cell>
          <table:table-cell table:style-name="ce16" office:value-type="string" office:string-value="Amt Payable">
            <text:p>Amt Payable </text:p>
          </table:table-cell>
          <table:table-cell table:style-name="ce14" office:value-type="string" office:string-value="IVR Pending">
            <text:p>IVR Pending </text:p>
          </table:table-cell>
          <table:table-cell table:style-name="ce25" office:value-type="string">
            <text:p>Reason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8817">
            <text:p>722208817</text:p>
          </table:table-cell>
          <table:table-cell table:style-name="ce3" office:value-type="string">
            <text:p>H.R.H.G.HEENDENIYA</text:p>
          </table:table-cell>
          <table:table-cell table:style-name="ce3" office:value-type="string">
            <text:p>Danushka Siriwardena</text:p>
          </table:table-cell>
          <table:table-cell table:style-name="ce17" office:value-type="float" office:value="10625.0984">
            <text:p>10,625.10 </text:p>
          </table:table-cell>
          <table:table-cell table:style-name="ce17" office:value-type="float" office:value="5998">
            <text:p>5,998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3]+[.G3]+[.H3]+[.I3]" office:value-type="float" office:value="5998">
            <text:p>5,998.00 </text:p>
          </table:table-cell>
          <table:table-cell table:style-name="ce23" table:formula="of:=[.E3]-[.K3]" office:value-type="float" office:value="4627.0984">
            <text:p>4,627.10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7" office:value-type="float" office:value="722201640">
            <text:p>722201640</text:p>
          </table:table-cell>
          <table:table-cell table:style-name="ce3" office:value-type="string">
            <text:p>R.N.WICKRAMASINGHE</text:p>
          </table:table-cell>
          <table:table-cell table:style-name="ce3" office:value-type="string">
            <text:p>W.M.S.K.H.WIJESUNDARA</text:p>
          </table:table-cell>
          <table:table-cell table:style-name="ce17" office:value-type="float" office:value="47409.302">
            <text:p>47,409.30 </text:p>
          </table:table-cell>
          <table:table-cell table:style-name="ce18" office:value-type="float" office:value="2999">
            <text:p>2,999.00 </text:p>
          </table:table-cell>
          <table:table-cell table:style-name="ce17" office:value-type="float" office:value="22500">
            <text:p>22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4]+[.G4]+[.H4]+[.I4]" office:value-type="float" office:value="28399">
            <text:p>28,399.00 </text:p>
          </table:table-cell>
          <table:table-cell table:style-name="ce23" table:formula="of:=[.E4]-[.K4]" office:value-type="float" office:value="19010.302">
            <text:p>19,010.30 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7" office:value-type="float" office:value="722208667">
            <text:p>722208667</text:p>
          </table:table-cell>
          <table:table-cell table:style-name="ce3" office:value-type="string">
            <text:p>M.M.K.W.KEERTHI</text:p>
          </table:table-cell>
          <table:table-cell table:style-name="ce3" office:value-type="string">
            <text:p>A.M.N.W.M.H.P.ATHURUPANA</text:p>
          </table:table-cell>
          <table:table-cell table:style-name="ce17" office:value-type="float" office:value="11125.514">
            <text:p>11,125.51 </text:p>
          </table:table-cell>
          <table:table-cell table:style-name="ce18" office:value-type="float" office:value="2999">
            <text:p>2,999.00 </text:p>
          </table:table-cell>
          <table:table-cell table:style-name="ce17" office:value-type="float" office:value="6000">
            <text:p>6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5]+[.G5]+[.H5]+[.I5]" office:value-type="float" office:value="8999">
            <text:p>8,999.00 </text:p>
          </table:table-cell>
          <table:table-cell table:style-name="ce23" table:formula="of:=[.E5]-[.K5]" office:value-type="float" office:value="2126.514">
            <text:p>2,126.51 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7" office:value-type="float" office:value="722202368">
            <text:p>722202368</text:p>
          </table:table-cell>
          <table:table-cell table:style-name="ce3" office:value-type="string">
            <text:p>G.K.M.N.S.KAVIRAJ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63537.04">
            <text:p>63,537.04 </text:p>
          </table:table-cell>
          <table:table-cell table:style-name="ce18" office:value-type="float" office:value="6998">
            <text:p>6,998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6]" office:value-type="float" office:value="63537.04">
            <text:p>63,537.04 </text:p>
          </table:table-cell>
          <table:table-cell table:style-name="ce23" table:formula="of:=[.E6]-[.K6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7" office:value-type="float" office:value="722202266">
            <text:p>722202266</text:p>
          </table:table-cell>
          <table:table-cell table:style-name="ce3" office:value-type="string">
            <text:p>K.G.N.S.WIJESIRI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71482.436">
            <text:p>71,482.44 </text:p>
          </table:table-cell>
          <table:table-cell table:style-name="ce18" office:value-type="float" office:value="3999">
            <text:p>3,999.00 </text:p>
          </table:table-cell>
          <table:table-cell table:style-name="ce17" office:value-type="float" office:value="9000">
            <text:p>9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7]+[.G7]+[.H7]+[.I7]" office:value-type="float" office:value="15899">
            <text:p>15,899.00 </text:p>
          </table:table-cell>
          <table:table-cell table:style-name="ce23" table:formula="of:=[.E7]-[.K7]" office:value-type="float" office:value="55583.436">
            <text:p>55,583.44 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7" office:value-type="float" office:value="722208713">
            <text:p>722208713</text:p>
          </table:table-cell>
          <table:table-cell table:style-name="ce3" office:value-type="string">
            <text:p>G.A.WIMALADHARMA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43472.9992">
            <text:p>43,473.00 </text:p>
          </table:table-cell>
          <table:table-cell table:style-name="ce18" office:value-type="float" office:value="18997">
            <text:p>18,997.00 </text:p>
          </table:table-cell>
          <table:table-cell table:style-name="ce17" office:value-type="float" office:value="10500">
            <text:p>10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8]" office:value-type="float" office:value="43472.9992">
            <text:p>43,473.00 </text:p>
          </table:table-cell>
          <table:table-cell table:style-name="ce23" table:formula="of:=[.E8]-[.K8]" office:value-type="float" office:value="0">
            <text:p><text:s/>- 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7" office:value-type="float" office:value="722201612">
            <text:p>722201612</text:p>
          </table:table-cell>
          <table:table-cell table:style-name="ce3" office:value-type="string">
            <text:p>A.G.N.S.BANDARA</text:p>
          </table:table-cell>
          <table:table-cell table:style-name="ce3" office:value-type="string">
            <text:p>A.M.N.W.M.H.P.ATHURUPANA</text:p>
          </table:table-cell>
          <table:table-cell table:style-name="ce17" office:value-type="float" office:value="13200.9696">
            <text:p>13,200.97 </text:p>
          </table:table-cell>
          <table:table-cell table:style-name="ce18" office:value-type="float" office:value="3999">
            <text:p>3,999.00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9]+[.G9]+[.H9]+[.I9]" office:value-type="float" office:value="8399">
            <text:p>8,399.00 </text:p>
          </table:table-cell>
          <table:table-cell table:style-name="ce23" table:formula="of:=[.E9]-[.K9]" office:value-type="float" office:value="4801.9696">
            <text:p>4,801.97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7" office:value-type="float" office:value="722201863">
            <text:p>722201863</text:p>
          </table:table-cell>
          <table:table-cell table:style-name="ce3" office:value-type="string">
            <text:p>A.A.P.D.KUMARA</text:p>
          </table:table-cell>
          <table:table-cell table:style-name="ce3" office:value-type="string">
            <text:p>W.M.S.K.H.WIJESUNDARA</text:p>
          </table:table-cell>
          <table:table-cell table:style-name="ce17" office:value-type="float" office:value="31683.7512">
            <text:p>31,683.75 </text:p>
          </table:table-cell>
          <table:table-cell table:style-name="ce18" office:value-type="float" office:value="2999">
            <text:p>2,999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0]+[.G10]+[.H10]+[.I10]" office:value-type="float" office:value="5899">
            <text:p>5,899.00 </text:p>
          </table:table-cell>
          <table:table-cell table:style-name="ce23" table:formula="of:=[.E10]-[.K10]" office:value-type="float" office:value="25784.7512">
            <text:p>25,784.75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7" office:value-type="float" office:value="722205728">
            <text:p>722205728</text:p>
          </table:table-cell>
          <table:table-cell table:style-name="ce3" office:value-type="string">
            <text:p>Kusum priyantha Jayasingha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38097.9544">
            <text:p>38,097.95 </text:p>
          </table:table-cell>
          <table:table-cell table:style-name="ce18" office:value-type="float" office:value="11000">
            <text:p>11,000.00 </text:p>
          </table:table-cell>
          <table:table-cell table:style-name="ce17" office:value-type="float" office:value="10500">
            <text:p>10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1]+[.G11]+[.H11]+[.I11]" office:value-type="float" office:value="24400">
            <text:p>24,400.00 </text:p>
          </table:table-cell>
          <table:table-cell table:style-name="ce23" table:formula="of:=[.E11]-[.K11]" office:value-type="float" office:value="13697.9544">
            <text:p>13,697.95 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7" office:value-type="float" office:value="722202614">
            <text:p>722202614</text:p>
          </table:table-cell>
          <table:table-cell table:style-name="ce3" office:value-type="string">
            <text:p>S.H.D.SRIKANTHA</text:p>
          </table:table-cell>
          <table:table-cell table:style-name="ce3" office:value-type="string">
            <text:p>N.G.A.P.Wijesekara</text:p>
          </table:table-cell>
          <table:table-cell table:style-name="ce17" office:value-type="float" office:value="16102.2908">
            <text:p>16,102.29 </text:p>
          </table:table-cell>
          <table:table-cell table:style-name="ce18" office:value-type="float" office:value="2999">
            <text:p>2,999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2]+[.G12]+[.H12]+[.I12]" office:value-type="float" office:value="2999">
            <text:p>2,999.00 </text:p>
          </table:table-cell>
          <table:table-cell table:style-name="ce23" table:formula="of:=[.E12]-[.K12]" office:value-type="float" office:value="13103.2908">
            <text:p>13,103.29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8" office:value-type="float" office:value="722203031">
            <text:p>722203031</text:p>
          </table:table-cell>
          <table:table-cell table:style-name="ce3" office:value-type="string">
            <text:p>SIVALINGAM KONESHWARAN</text:p>
          </table:table-cell>
          <table:table-cell table:style-name="ce3" office:value-type="string">
            <text:p>SUSIHARAN</text:p>
          </table:table-cell>
          <table:table-cell table:style-name="ce17" office:value-type="float" office:value="8816.4888">
            <text:p>8,816.49 </text:p>
          </table:table-cell>
          <table:table-cell table:style-name="ce18" office:value-type="float" office:value="4000">
            <text:p>4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3]+[.G13]+[.H13]+[.I13]" office:value-type="float" office:value="4000">
            <text:p>4,000.00 </text:p>
          </table:table-cell>
          <table:table-cell table:style-name="ce23" table:formula="of:=[.E13]-[.K13]" office:value-type="float" office:value="4816.4888">
            <text:p>4,816.49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8" office:value-type="float" office:value="722203003">
            <text:p>722203003</text:p>
          </table:table-cell>
          <table:table-cell table:style-name="ce3" office:value-type="string">
            <text:p>KRISHNARASA ARISUTHAN</text:p>
          </table:table-cell>
          <table:table-cell table:style-name="ce3" office:value-type="string">
            <text:p>SUSIHARAN</text:p>
          </table:table-cell>
          <table:table-cell table:style-name="ce17" office:value-type="float" office:value="8337.868">
            <text:p>8,337.87 </text:p>
          </table:table-cell>
          <table:table-cell table:style-name="ce3" office:value-type="string">
            <text:p>Full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14]" office:value-type="float" office:value="8337.868">
            <text:p>8,337.87 </text:p>
          </table:table-cell>
          <table:table-cell table:style-name="ce23" table:formula="of:=[.E14]-[.K14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8" office:value-type="float" office:value="722208956">
            <text:p>722208956</text:p>
          </table:table-cell>
          <table:table-cell table:style-name="ce3" office:value-type="string">
            <text:p>NAVARETHTHINAM VIJITHARAN</text:p>
          </table:table-cell>
          <table:table-cell table:style-name="ce3" office:value-type="string">
            <text:p>SUSIHARAN</text:p>
          </table:table-cell>
          <table:table-cell table:style-name="ce17" office:value-type="float" office:value="672.5936">
            <text:p>672.59 </text:p>
          </table:table-cell>
          <table:table-cell table:style-name="ce3" office:value-type="string">
            <text:p>Full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15]" office:value-type="float" office:value="672.5936">
            <text:p>672.59 </text:p>
          </table:table-cell>
          <table:table-cell table:style-name="ce23" table:formula="of:=[.E15]-[.K15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8" office:value-type="float" office:value="722203018">
            <text:p>722203018</text:p>
          </table:table-cell>
          <table:table-cell table:style-name="ce3" office:value-type="string">
            <text:p>PATHMARASA THANUSAN</text:p>
          </table:table-cell>
          <table:table-cell table:style-name="ce3" office:value-type="string">
            <text:p>SUSIHARAN</text:p>
          </table:table-cell>
          <table:table-cell table:style-name="ce17" office:value-type="float" office:value="1094.7356">
            <text:p>1,094.74 </text:p>
          </table:table-cell>
          <table:table-cell table:style-name="ce3" office:value-type="string">
            <text:p>Full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16]" office:value-type="float" office:value="1094.7356">
            <text:p>1,094.74 </text:p>
          </table:table-cell>
          <table:table-cell table:style-name="ce23" table:formula="of:=[.E16]-[.K16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8" office:value-type="float" office:value="722202424">
            <text:p>722202424</text:p>
          </table:table-cell>
          <table:table-cell table:style-name="ce3" office:value-type="string">
            <text:p>B.THANUSHAN</text:p>
          </table:table-cell>
          <table:table-cell table:style-name="ce3" office:value-type="string">
            <text:p>SUSIHARAN</text:p>
          </table:table-cell>
          <table:table-cell table:style-name="ce17" office:value-type="float" office:value="908.5092">
            <text:p>908.51 </text:p>
          </table:table-cell>
          <table:table-cell table:style-name="ce3" office:value-type="string">
            <text:p>Full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17]" office:value-type="float" office:value="908.5092">
            <text:p>908.51 </text:p>
          </table:table-cell>
          <table:table-cell table:style-name="ce23" table:formula="of:=[.E17]-[.K17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7" office:value-type="float" office:value="722205530">
            <text:p>722205530</text:p>
          </table:table-cell>
          <table:table-cell table:style-name="ce3" office:value-type="string">
            <text:p>N.M.Nelushka Sagara Nanayakkara</text:p>
          </table:table-cell>
          <table:table-cell table:style-name="ce3" office:value-type="string">
            <text:p>A.M.N.W.M.H.P.ATHURUPANA</text:p>
          </table:table-cell>
          <table:table-cell table:style-name="ce17" office:value-type="float" office:value="32328.294">
            <text:p>32,328.29 </text:p>
          </table:table-cell>
          <table:table-cell table:style-name="ce17" office:value-type="float" office:value="6000">
            <text:p>6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8]+[.G18]+[.H18]+[.I18]" office:value-type="float" office:value="6000">
            <text:p>6,000.00 </text:p>
          </table:table-cell>
          <table:table-cell table:style-name="ce23" table:formula="of:=[.E18]-[.K18]" office:value-type="float" office:value="26328.294">
            <text:p>26,328.29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7" office:value-type="float" office:value="722205539">
            <text:p>722205539</text:p>
          </table:table-cell>
          <table:table-cell table:style-name="ce3" office:value-type="string">
            <text:p>K.W.A.Kumudu Chaminda</text:p>
          </table:table-cell>
          <table:table-cell table:style-name="ce3" office:value-type="string">
            <text:p>A.M.N.W.M.H.P.ATHURUPANA</text:p>
          </table:table-cell>
          <table:table-cell table:style-name="ce17" office:value-type="float" office:value="13248.5888">
            <text:p>13,248.59 </text:p>
          </table:table-cell>
          <table:table-cell table:style-name="ce17" office:value-type="float" office:value="4000">
            <text:p>4,000.00 </text:p>
          </table:table-cell>
          <table:table-cell table:style-name="ce17" office:value-type="float" office:value="9000">
            <text:p>9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9]+[.G19]+[.H19]+[.I19]" office:value-type="float" office:value="13000">
            <text:p>13,000.00 </text:p>
          </table:table-cell>
          <table:table-cell table:style-name="ce23" table:formula="of:=[.E19]-[.K19]" office:value-type="float" office:value="248.5888">
            <text:p>248.59 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7" office:value-type="float" office:value="722205701">
            <text:p>722205701</text:p>
          </table:table-cell>
          <table:table-cell table:style-name="ce3" office:value-type="string">
            <text:p>H D S K Hewage <text:s/></text:p>
          </table:table-cell>
          <table:table-cell table:style-name="ce3" office:value-type="string">
            <text:p>W.M.S.K.H.WIJESUNDARA</text:p>
          </table:table-cell>
          <table:table-cell table:style-name="ce17" office:value-type="float" office:value="16293.5588">
            <text:p>16,293.56 </text:p>
          </table:table-cell>
          <table:table-cell table:style-name="ce17" office:value-type="float" office:value="4000">
            <text:p>4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20]+[.G20]+[.H20]+[.I20]" office:value-type="float" office:value="4000">
            <text:p>4,000.00 </text:p>
          </table:table-cell>
          <table:table-cell table:style-name="ce23" table:formula="of:=[.E20]-[.K20]" office:value-type="float" office:value="12293.5588">
            <text:p>12,293.56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7" office:value-type="float" office:value="722205702">
            <text:p>722205702</text:p>
          </table:table-cell>
          <table:table-cell table:style-name="ce3" office:value-type="string">
            <text:p>A.M.L. Lakmal Karunarathna</text:p>
          </table:table-cell>
          <table:table-cell table:style-name="ce3" office:value-type="string">
            <text:p>W.M.S.K.H.WIJESUNDARA</text:p>
          </table:table-cell>
          <table:table-cell table:style-name="ce17" office:value-type="float" office:value="26707.8576">
            <text:p>26,707.86 </text:p>
          </table:table-cell>
          <table:table-cell table:style-name="ce17" office:value-type="float" office:value="4000">
            <text:p>4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21]+[.G21]+[.H21]+[.I21]" office:value-type="float" office:value="4000">
            <text:p>4,000.00 </text:p>
          </table:table-cell>
          <table:table-cell table:style-name="ce23" table:formula="of:=[.E21]-[.K21]" office:value-type="float" office:value="22707.8576">
            <text:p>22,707.86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7" office:value-type="float" office:value="722205721">
            <text:p>722205721</text:p>
          </table:table-cell>
          <table:table-cell table:style-name="ce3" office:value-type="string">
            <text:p>L A N I SUMANASIRI <text:s/>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2484.2668">
            <text:p>2,484.27 </text:p>
          </table:table-cell>
          <table:table-cell table:style-name="ce3" office:value-type="string">
            <text:p>Full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22]" office:value-type="float" office:value="2484.2668">
            <text:p>2,484.27 </text:p>
          </table:table-cell>
          <table:table-cell table:style-name="ce23" table:formula="of:=[.E22]-[.K22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1822">
            <text:p>722201822</text:p>
          </table:table-cell>
          <table:table-cell table:style-name="ce3" office:value-type="string">
            <text:p>M.Zaharan Rasheed</text:p>
          </table:table-cell>
          <table:table-cell table:style-name="ce3" office:value-type="string">
            <text:p>Dilhara Perera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0000">
            <text:p>10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office:value-type="float" office:value="0">
            <text:p><text:s/>- </text:p>
          </table:table-cell>
          <table:table-cell table:style-name="ce23" table:formula="of:=[.E23]-[.K23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5318">
            <text:p>722205318</text:p>
          </table:table-cell>
          <table:table-cell table:style-name="ce3" office:value-type="string">
            <text:p>V.Prasad</text:p>
          </table:table-cell>
          <table:table-cell table:style-name="ce3" office:value-type="string">
            <text:p>DAYANATH</text:p>
          </table:table-cell>
          <table:table-cell table:style-name="ce17" office:value-type="float" office:value="3432.9248">
            <text:p>3,432.92 </text:p>
          </table:table-cell>
          <table:table-cell table:style-name="ce3" office:value-type="string">
            <text:p>Full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table:formula="of:=[.E24]" office:value-type="float" office:value="3432.9248">
            <text:p>3,432.92 </text:p>
          </table:table-cell>
          <table:table-cell table:style-name="ce23" table:formula="of:=[.E24]-[.K24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7549">
            <text:p>722207549</text:p>
          </table:table-cell>
          <table:table-cell table:style-name="ce3" office:value-type="string">
            <text:p>W.D.A.H.GUNATHILAKA</text:p>
          </table:table-cell>
          <table:table-cell table:style-name="ce3" office:value-type="string">
            <text:p>DAYANATH</text:p>
          </table:table-cell>
          <table:table-cell table:style-name="ce17" office:value-type="float" office:value="20872.4724">
            <text:p>20,872.47 </text:p>
          </table:table-cell>
          <table:table-cell table:style-name="ce17" office:value-type="float" office:value="2000">
            <text:p>2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25]+[.G25]+[.H25]+[.I25]" office:value-type="float" office:value="2000">
            <text:p>2,000.00 </text:p>
          </table:table-cell>
          <table:table-cell table:style-name="ce23" table:formula="of:=[.E25]-[.K25]" office:value-type="float" office:value="18872.4724">
            <text:p>18,872.47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2787">
            <text:p>722202787</text:p>
          </table:table-cell>
          <table:table-cell table:style-name="ce3" office:value-type="string">
            <text:p>J.M.C.JAYASEKARA</text:p>
          </table:table-cell>
          <table:table-cell table:style-name="ce3" office:value-type="string">
            <text:p>RASHANTHA</text:p>
          </table:table-cell>
          <table:table-cell table:style-name="ce17" office:value-type="float" office:value="10053.8428">
            <text:p>10,053.84 </text:p>
          </table:table-cell>
          <table:table-cell table:style-name="ce17" office:value-type="float" office:value="1000">
            <text:p>1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26]+[.G26]+[.H26]+[.I26]" office:value-type="float" office:value="3900">
            <text:p>3,900.00 </text:p>
          </table:table-cell>
          <table:table-cell table:style-name="ce23" table:formula="of:=[.E26]-[.K26]" office:value-type="float" office:value="6153.8428">
            <text:p>6,153.84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2768">
            <text:p>722202768</text:p>
          </table:table-cell>
          <table:table-cell table:style-name="ce3" office:value-type="string">
            <text:p>H.M.S.K.S.BANDARA</text:p>
          </table:table-cell>
          <table:table-cell table:style-name="ce3" office:value-type="string">
            <text:p>RASHANTHA</text:p>
          </table:table-cell>
          <table:table-cell table:style-name="ce17" office:value-type="float" office:value="17184.5604">
            <text:p>17,184.56 </text:p>
          </table:table-cell>
          <table:table-cell table:style-name="ce17" office:value-type="float" office:value="8000">
            <text:p>8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27]+[.G27]+[.H27]+[.I27]" office:value-type="float" office:value="10900">
            <text:p>10,900.00 </text:p>
          </table:table-cell>
          <table:table-cell table:style-name="ce23" table:formula="of:=[.E27]-[.K27]" office:value-type="float" office:value="6284.5604">
            <text:p>6,284.56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2781">
            <text:p>722202781</text:p>
          </table:table-cell>
          <table:table-cell table:style-name="ce3" office:value-type="string">
            <text:p>S.D.PALLIYAGURU</text:p>
          </table:table-cell>
          <table:table-cell table:style-name="ce3" office:value-type="string">
            <text:p>RASHANTHA</text:p>
          </table:table-cell>
          <table:table-cell table:style-name="ce17" office:value-type="float" office:value="38778.8556">
            <text:p>38,778.86 </text:p>
          </table:table-cell>
          <table:table-cell table:style-name="ce17" office:value-type="float" office:value="4000">
            <text:p>4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28]+[.G28]+[.H28]+[.I28]" office:value-type="float" office:value="6900">
            <text:p>6,900.00 </text:p>
          </table:table-cell>
          <table:table-cell table:style-name="ce23" table:formula="of:=[.E28]-[.K28]" office:value-type="float" office:value="31878.8556">
            <text:p>31,878.86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2788">
            <text:p>722202788</text:p>
          </table:table-cell>
          <table:table-cell table:style-name="ce3" office:value-type="string">
            <text:p>P.M.M.ZAHARAN</text:p>
          </table:table-cell>
          <table:table-cell table:style-name="ce3" office:value-type="string">
            <text:p>RASHANTHA</text:p>
          </table:table-cell>
          <table:table-cell table:style-name="ce17" office:value-type="float" office:value="50359.4108">
            <text:p>50,359.41 </text:p>
          </table:table-cell>
          <table:table-cell table:style-name="ce17" office:value-type="string" office:string-value="Full">
            <text:p>Full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29]" office:value-type="float" office:value="50359.4108">
            <text:p>50,359.41 </text:p>
          </table:table-cell>
          <table:table-cell table:style-name="ce23" table:formula="of:=[.E29]-[.K29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2791">
            <text:p>722202791</text:p>
          </table:table-cell>
          <table:table-cell table:style-name="ce3" office:value-type="string">
            <text:p>W.A.C.L.KUMARA</text:p>
          </table:table-cell>
          <table:table-cell table:style-name="ce3" office:value-type="string">
            <text:p>RASHANTHA</text:p>
          </table:table-cell>
          <table:table-cell table:style-name="ce17" office:value-type="float" office:value="46602.2596">
            <text:p>46,602.26 </text:p>
          </table:table-cell>
          <table:table-cell table:style-name="ce17" office:value-type="float" office:value="4000">
            <text:p>4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30]+[.G30]+[.H30]+[.I30]" office:value-type="float" office:value="6900">
            <text:p>6,900.00 </text:p>
          </table:table-cell>
          <table:table-cell table:style-name="ce23" table:formula="of:=[.E30]-[.K30]" office:value-type="float" office:value="39702.2596">
            <text:p>39,702.26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8692">
            <text:p>722208692</text:p>
          </table:table-cell>
          <table:table-cell table:style-name="ce3" office:value-type="string">
            <text:p>F.M.NIZAM</text:p>
          </table:table-cell>
          <table:table-cell table:style-name="ce3" office:value-type="string">
            <text:p>Danushka Siriwardena</text:p>
          </table:table-cell>
          <table:table-cell table:style-name="ce17" office:value-type="float" office:value="0">
            <text:p><text:s/>- </text:p>
          </table:table-cell>
          <table:table-cell table:style-name="ce3" office:value-type="string">
            <text:p>Full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31]" office:value-type="float" office:value="0">
            <text:p><text:s/>- </text:p>
          </table:table-cell>
          <table:table-cell table:style-name="ce23" table:formula="of:=[.E31]-[.K31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9" office:value-type="float" office:value="722205606">
            <text:p>722205606</text:p>
          </table:table-cell>
          <table:table-cell table:style-name="ce3" office:value-type="string">
            <text:p>D.Chandrakumara</text:p>
          </table:table-cell>
          <table:table-cell table:style-name="ce3" office:value-type="string">
            <text:p>Ramcy Lenora de silva</text:p>
          </table:table-cell>
          <table:table-cell table:style-name="ce17" office:value-type="float" office:value="23910.7356">
            <text:p>23,910.74 </text:p>
          </table:table-cell>
          <table:table-cell table:style-name="ce19" office:value-type="float" office:value="13833">
            <text:p>13,833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string" office:string-value="Half Hold">
            <text:p>Half Hold </text:p>
          </table:table-cell>
          <table:table-cell table:style-name="ce22" table:formula="of:=[.E32]" office:value-type="float" office:value="23910.7356">
            <text:p>23,910.74 </text:p>
          </table:table-cell>
          <table:table-cell table:style-name="ce23" table:formula="of:=[.E32]-[.K32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9" office:value-type="float" office:value="722205601">
            <text:p>722205601</text:p>
          </table:table-cell>
          <table:table-cell table:style-name="ce3" office:value-type="string">
            <text:p>Chirath Chathuranga</text:p>
          </table:table-cell>
          <table:table-cell table:style-name="ce3" office:value-type="string">
            <text:p>Ramcy Lenora de silva</text:p>
          </table:table-cell>
          <table:table-cell table:style-name="ce17" office:value-type="float" office:value="20808.7716">
            <text:p>20,808.77 </text:p>
          </table:table-cell>
          <table:table-cell table:style-name="ce19" office:value-type="float" office:value="7666">
            <text:p>7,666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18100">
            <text:p>18,100.00 </text:p>
          </table:table-cell>
          <table:table-cell table:style-name="ce23" table:formula="of:=[.E33]-[.K33]" office:value-type="float" office:value="2708.7716">
            <text:p>2,708.77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9" office:value-type="float" office:value="722205481">
            <text:p>722205481</text:p>
          </table:table-cell>
          <table:table-cell table:style-name="ce3" office:value-type="string">
            <text:p>D.L.K.Sajith Kumara</text:p>
          </table:table-cell>
          <table:table-cell table:style-name="ce3" office:value-type="string">
            <text:p>Ramcy Lenora de silva</text:p>
          </table:table-cell>
          <table:table-cell table:style-name="ce17" office:value-type="float" office:value="11353.628">
            <text:p>11,353.63 </text:p>
          </table:table-cell>
          <table:table-cell table:style-name="ce19" office:value-type="float" office:value="5416">
            <text:p>5,416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table:formula="of:=[.E34]" office:value-type="float" office:value="11353.628">
            <text:p>11,353.63 </text:p>
          </table:table-cell>
          <table:table-cell table:style-name="ce23" table:formula="of:=[.E34]-[.K34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9" office:value-type="float" office:value="722208821">
            <text:p>722208821</text:p>
          </table:table-cell>
          <table:table-cell table:style-name="ce3" office:value-type="string">
            <text:p>N.W.T.M.C.MAHESH WARNA</text:p>
          </table:table-cell>
          <table:table-cell table:style-name="ce3" office:value-type="string">
            <text:p>Ramcy Lenora de silva</text:p>
          </table:table-cell>
          <table:table-cell table:style-name="ce17" office:value-type="float" office:value="2008.6544">
            <text:p>2,008.65 </text:p>
          </table:table-cell>
          <table:table-cell table:style-name="ce19" office:value-type="string" office:string-value="Full">
            <text:p>Full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35]" office:value-type="float" office:value="2008.6544">
            <text:p>2,008.65 </text:p>
          </table:table-cell>
          <table:table-cell table:style-name="ce23" table:formula="of:=[.E35]-[.K35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9" office:value-type="float" office:value="722205607">
            <text:p>722205607</text:p>
          </table:table-cell>
          <table:table-cell table:style-name="ce3" office:value-type="string">
            <text:p>Nishantha <text:s/>Wickramasinghe</text:p>
          </table:table-cell>
          <table:table-cell table:style-name="ce3" office:value-type="string">
            <text:p>Renuka Lakshan</text:p>
          </table:table-cell>
          <table:table-cell table:style-name="ce17" office:value-type="float" office:value="12982.7364">
            <text:p>12,982.74 </text:p>
          </table:table-cell>
          <table:table-cell table:style-name="ce19" office:value-type="float" office:value="15000">
            <text:p>15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36]" office:value-type="float" office:value="12982.7364">
            <text:p>12,982.74 </text:p>
          </table:table-cell>
          <table:table-cell table:style-name="ce23" table:formula="of:=[.E36]-[.K36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9" office:value-type="float" office:value="722205437">
            <text:p>722205437</text:p>
          </table:table-cell>
          <table:table-cell table:style-name="ce3" office:value-type="string">
            <text:p>D.P.S.Abediwakara</text:p>
          </table:table-cell>
          <table:table-cell table:style-name="ce3" office:value-type="string">
            <text:p>Renuka Lakshan</text:p>
          </table:table-cell>
          <table:table-cell table:style-name="ce17" office:value-type="float" office:value="26589.3708">
            <text:p>26,589.37 </text:p>
          </table:table-cell>
          <table:table-cell table:style-name="ce19" office:value-type="float" office:value="13000">
            <text:p>13,000.00 </text:p>
          </table:table-cell>
          <table:table-cell table:style-name="ce17" office:value-type="float" office:value="6000">
            <text:p>6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table:formula="of:=[.E37]" office:value-type="float" office:value="26589.3708">
            <text:p>26,589.37 </text:p>
          </table:table-cell>
          <table:table-cell table:style-name="ce23" table:formula="of:=[.E37]-[.K37]" office:value-type="float" office:value="0">
            <text:p><text:s/>- 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9" office:value-type="float" office:value="722208750">
            <text:p>722208750</text:p>
          </table:table-cell>
          <table:table-cell table:style-name="ce3" office:value-type="string">
            <text:p>R.H.D.SANJEEWA</text:p>
          </table:table-cell>
          <table:table-cell table:style-name="ce3" office:value-type="string">
            <text:p>Ramcy Lenora de silva</text:p>
          </table:table-cell>
          <table:table-cell table:style-name="ce17" office:value-type="float" office:value="21715.2016">
            <text:p>21,715.20 </text:p>
          </table:table-cell>
          <table:table-cell table:style-name="ce19" office:value-type="float" office:value="15000">
            <text:p>15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string" office:string-value="Half Hold">
            <text:p>Half Hold </text:p>
          </table:table-cell>
          <table:table-cell table:style-name="ce22" table:formula="of:=[.E38]" office:value-type="float" office:value="21715.2016">
            <text:p>21,715.20 </text:p>
          </table:table-cell>
          <table:table-cell table:style-name="ce23" table:formula="of:=[.E38]-[.K38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10" office:value-type="float" office:value="722201539">
            <text:p>722201539</text:p>
          </table:table-cell>
          <table:table-cell table:style-name="ce3" office:value-type="string">
            <text:p>J.V.D.K.JAYASEKARA</text:p>
          </table:table-cell>
          <table:table-cell table:style-name="ce3" office:value-type="string">
            <text:p>L.H.G.U.K.UDAYANGA</text:p>
          </table:table-cell>
          <table:table-cell table:style-name="ce17" office:value-type="float" office:value="5448.194">
            <text:p>5,448.19 </text:p>
          </table:table-cell>
          <table:table-cell table:style-name="ce3" office:value-type="string">
            <text:p>Full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39]" office:value-type="float" office:value="5448.194">
            <text:p>5,448.19 </text:p>
          </table:table-cell>
          <table:table-cell table:style-name="ce23" table:formula="of:=[.E39]-[.K39]" office:value-type="float" office:value="0">
            <text:p><text:s/>-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2884">
            <text:p>722202884</text:p>
          </table:table-cell>
          <table:table-cell table:style-name="ce3" office:value-type="string">
            <text:p>O.D.NISHSHANKA</text:p>
          </table:table-cell>
          <table:table-cell table:style-name="ce3" office:value-type="string">
            <text:p>Renuka Lakshan</text:p>
          </table:table-cell>
          <table:table-cell table:style-name="ce17" office:value-type="float" office:value="35528.4772">
            <text:p>35,528.48 </text:p>
          </table:table-cell>
          <table:table-cell table:style-name="ce19" office:value-type="float" office:value="3300">
            <text:p>3,3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21100">
            <text:p>21,100.00 </text:p>
          </table:table-cell>
          <table:table-cell table:style-name="ce23" table:formula="of:=[.E40]-[.K40]" office:value-type="float" office:value="14428.4772">
            <text:p>14,428.48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1035">
            <text:p>722201035</text:p>
          </table:table-cell>
          <table:table-cell table:style-name="ce3" office:value-type="string">
            <text:p>J.D.C.DE SILVA</text:p>
          </table:table-cell>
          <table:table-cell table:style-name="ce3" office:value-type="string">
            <text:p>Renuka Lakshan</text:p>
          </table:table-cell>
          <table:table-cell table:style-name="ce17" office:value-type="float" office:value="6597.2924">
            <text:p>6,597.29 </text:p>
          </table:table-cell>
          <table:table-cell table:style-name="ce19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table:formula="of:=[.E41]" office:value-type="float" office:value="6597.2924">
            <text:p>6,597.29 </text:p>
          </table:table-cell>
          <table:table-cell table:style-name="ce23" table:formula="of:=[.E41]-[.K41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8638">
            <text:p>722208638</text:p>
          </table:table-cell>
          <table:table-cell table:style-name="ce3" office:value-type="string">
            <text:p>W.G.NAVODA</text:p>
          </table:table-cell>
          <table:table-cell table:style-name="ce3" office:value-type="string">
            <text:p>Ramcy Lenora de silva</text:p>
          </table:table-cell>
          <table:table-cell table:style-name="ce17" office:value-type="float" office:value="3161.442">
            <text:p>3,161.44 </text:p>
          </table:table-cell>
          <table:table-cell table:style-name="ce19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42]+[.G42]+[.H42]+[.I42]" office:value-type="float" office:value="1500">
            <text:p>1,500.00 </text:p>
          </table:table-cell>
          <table:table-cell table:style-name="ce23" table:formula="of:=[.E42]-[.K42]" office:value-type="float" office:value="1661.442">
            <text:p>1,661.44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2870">
            <text:p>722202870</text:p>
          </table:table-cell>
          <table:table-cell table:style-name="ce3" office:value-type="string">
            <text:p>D.C.JAYASEKARA</text:p>
          </table:table-cell>
          <table:table-cell table:style-name="ce3" office:value-type="string">
            <text:p>W.P.SURANGA</text:p>
          </table:table-cell>
          <table:table-cell table:style-name="ce17" office:value-type="float" office:value="18997.7056">
            <text:p>18,997.71 </text:p>
          </table:table-cell>
          <table:table-cell table:style-name="ce19" office:value-type="float" office:value="900">
            <text:p>9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43]+[.G43]+[.H43]+[.I43]" office:value-type="float" office:value="900">
            <text:p>900.00 </text:p>
          </table:table-cell>
          <table:table-cell table:style-name="ce23" table:formula="of:=[.E43]-[.K43]" office:value-type="float" office:value="18097.7056">
            <text:p>18,097.71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5203">
            <text:p>722205203</text:p>
          </table:table-cell>
          <table:table-cell table:style-name="ce3" office:value-type="string">
            <text:p>K.Y.M Karunarathne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8911.6628">
            <text:p>8,911.66 </text:p>
          </table:table-cell>
          <table:table-cell table:style-name="ce3" office:value-type="string">
            <text:p>Full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350">
            <text:p>1,35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44]" office:value-type="float" office:value="8911.6628">
            <text:p>8,911.66 </text:p>
          </table:table-cell>
          <table:table-cell table:style-name="ce23" table:formula="of:=[.E44]-[.K44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5123">
            <text:p>722205123</text:p>
          </table:table-cell>
          <table:table-cell table:style-name="ce3" office:value-type="string">
            <text:p>I.N Sadamali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8364.0696">
            <text:p>8,364.07 </text:p>
          </table:table-cell>
          <table:table-cell table:style-name="ce3" office:value-type="string">
            <text:p>Full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45]" office:value-type="float" office:value="8364.0696">
            <text:p>8,364.07 </text:p>
          </table:table-cell>
          <table:table-cell table:style-name="ce23" table:formula="of:=[.E45]-[.K45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7808">
            <text:p>722207808</text:p>
          </table:table-cell>
          <table:table-cell table:style-name="ce3" office:value-type="string">
            <text:p>R.W.K.L.Chamara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4833.0728">
            <text:p>4,833.07 </text:p>
          </table:table-cell>
          <table:table-cell table:style-name="ce3" office:value-type="string">
            <text:p>Full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46]" office:value-type="float" office:value="4833.0728">
            <text:p>4,833.07 </text:p>
          </table:table-cell>
          <table:table-cell table:style-name="ce23" table:formula="of:=[.E46]-[.K46]" office:value-type="float" office:value="0">
            <text:p><text:s/>-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5048">
            <text:p>722205048</text:p>
          </table:table-cell>
          <table:table-cell table:style-name="ce3" office:value-type="string">
            <text:p>B.A.M.Riflan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24619.0344">
            <text:p>24,619.03 </text:p>
          </table:table-cell>
          <table:table-cell table:style-name="ce17" office:value-type="float" office:value="8000">
            <text:p>8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47]+[.G47]+[.H47]+[.I47]" office:value-type="float" office:value="8000">
            <text:p>8,000.00 </text:p>
          </table:table-cell>
          <table:table-cell table:style-name="ce23" table:formula="of:=[.E47]-[.K47]" office:value-type="float" office:value="16619.0344">
            <text:p>16,619.03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5069">
            <text:p>722205069</text:p>
          </table:table-cell>
          <table:table-cell table:style-name="ce3" office:value-type="string">
            <text:p>M.J.M.Izzeth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8698.8024">
            <text:p>8,698.80 </text:p>
          </table:table-cell>
          <table:table-cell table:style-name="ce3" office:value-type="string">
            <text:p>Full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350">
            <text:p>1,35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48]" office:value-type="float" office:value="8698.8024">
            <text:p>8,698.80 </text:p>
          </table:table-cell>
          <table:table-cell table:style-name="ce23" table:formula="of:=[.E48]-[.K48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1919">
            <text:p>722201919</text:p>
          </table:table-cell>
          <table:table-cell table:style-name="ce3" office:value-type="string">
            <text:p>P.D.Lahiru Tharaka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9380.412">
            <text:p>9,380.41 </text:p>
          </table:table-cell>
          <table:table-cell table:style-name="ce3" office:value-type="string">
            <text:p>Full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49]" office:value-type="float" office:value="9380.412">
            <text:p>9,380.41 </text:p>
          </table:table-cell>
          <table:table-cell table:style-name="ce23" table:formula="of:=[.E49]-[.K49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1920">
            <text:p>722201920</text:p>
          </table:table-cell>
          <table:table-cell table:style-name="ce3" office:value-type="string">
            <text:p>M.J.M.Isham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7390.2496">
            <text:p>7,390.25 </text:p>
          </table:table-cell>
          <table:table-cell table:style-name="ce3" office:value-type="string">
            <text:p>Full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50]" office:value-type="float" office:value="7390.2496">
            <text:p>7,390.25 </text:p>
          </table:table-cell>
          <table:table-cell table:style-name="ce23" table:formula="of:=[.E50]-[.K50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1894">
            <text:p>722201894</text:p>
          </table:table-cell>
          <table:table-cell table:style-name="ce3" office:value-type="string">
            <text:p>B.A.M.Rinoz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9538.146">
            <text:p>9,538.15 </text:p>
          </table:table-cell>
          <table:table-cell table:style-name="ce3" office:value-type="string">
            <text:p>Full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51]" office:value-type="float" office:value="9538.146">
            <text:p>9,538.15 </text:p>
          </table:table-cell>
          <table:table-cell table:style-name="ce23" table:formula="of:=[.E51]-[.K51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1900">
            <text:p>722201900</text:p>
          </table:table-cell>
          <table:table-cell table:style-name="ce3" office:value-type="string">
            <text:p>P.L.M.S.Alwis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11371.89">
            <text:p>11,371.89 </text:p>
          </table:table-cell>
          <table:table-cell table:style-name="ce3" office:value-type="string">
            <text:p>Full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150">
            <text:p>3,15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52]" office:value-type="float" office:value="11371.89">
            <text:p>11,371.89 </text:p>
          </table:table-cell>
          <table:table-cell table:style-name="ce23" table:formula="of:=[.E52]-[.K52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1910">
            <text:p>722201910</text:p>
          </table:table-cell>
          <table:table-cell table:style-name="ce3" office:value-type="string">
            <text:p>R.P.Harshaka Senarath Rathnayaka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56543.8164">
            <text:p>56,543.82 </text:p>
          </table:table-cell>
          <table:table-cell table:style-name="ce17" office:value-type="float" office:value="6000">
            <text:p>6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650">
            <text:p>1,650.00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53]+[.G53]+[.H53]+[.I53]" office:value-type="float" office:value="10550">
            <text:p>10,550.00 </text:p>
          </table:table-cell>
          <table:table-cell table:style-name="ce23" table:formula="of:=[.E53]-[.K53]" office:value-type="float" office:value="45993.8164">
            <text:p>45,993.82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5853">
            <text:p>722205853</text:p>
          </table:table-cell>
          <table:table-cell table:style-name="ce3" office:value-type="string">
            <text:p>W.K.Steeve Heshan rodrigo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5397.6768">
            <text:p>5,397.68 </text:p>
          </table:table-cell>
          <table:table-cell table:style-name="ce3" office:value-type="string">
            <text:p>Full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">
            <text:p>15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54]" office:value-type="float" office:value="5397.6768">
            <text:p>5,397.68 </text:p>
          </table:table-cell>
          <table:table-cell table:style-name="ce23" table:formula="of:=[.E54]-[.K54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1999">
            <text:p>722201999</text:p>
          </table:table-cell>
          <table:table-cell table:style-name="ce3" office:value-type="string">
            <text:p>O.S.Namal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7385.7968">
            <text:p>7,385.80 </text:p>
          </table:table-cell>
          <table:table-cell table:style-name="ce3" office:value-type="string">
            <text:p>Full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55]" office:value-type="float" office:value="7385.7968">
            <text:p>7,385.80 </text:p>
          </table:table-cell>
          <table:table-cell table:style-name="ce23" table:formula="of:=[.E55]-[.K55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4" office:value-type="float" office:value="722207687">
            <text:p>722207687</text:p>
          </table:table-cell>
          <table:table-cell table:style-name="ce3" office:value-type="string">
            <text:p>D.D.T.VITHANAGE</text:p>
          </table:table-cell>
          <table:table-cell table:style-name="ce3" office:value-type="string">
            <text:p>Shashika Bulugahahena</text:p>
          </table:table-cell>
          <table:table-cell table:style-name="ce17" office:value-type="float" office:value="46515.2828">
            <text:p>46,515.28 </text:p>
          </table:table-cell>
          <table:table-cell table:style-name="ce17" office:value-type="float" office:value="13900">
            <text:p>13,900.00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56]+[.G56]+[.H56]+[.I56]" office:value-type="float" office:value="18300">
            <text:p>18,300.00 </text:p>
          </table:table-cell>
          <table:table-cell table:style-name="ce23" table:formula="of:=[.E56]-[.K56]" office:value-type="float" office:value="28215.2828">
            <text:p>28,215.28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4" office:value-type="float" office:value="722207688">
            <text:p>722207688</text:p>
          </table:table-cell>
          <table:table-cell table:style-name="ce3" office:value-type="string">
            <text:p>K.A.S.PUSHPAKUMARA</text:p>
          </table:table-cell>
          <table:table-cell table:style-name="ce3" office:value-type="string">
            <text:p>Shashika Bulugahahena</text:p>
          </table:table-cell>
          <table:table-cell table:style-name="ce17" office:value-type="float" office:value="46221.7476">
            <text:p>46,221.75 </text:p>
          </table:table-cell>
          <table:table-cell table:style-name="ce17" office:value-type="float" office:value="8900">
            <text:p>8,9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57]+[.G57]+[.H57]+[.I57]" office:value-type="float" office:value="8900">
            <text:p>8,900.00 </text:p>
          </table:table-cell>
          <table:table-cell table:style-name="ce23" table:formula="of:=[.E57]-[.K57]" office:value-type="float" office:value="37321.7476">
            <text:p>37,321.75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3" office:value-type="float" office:value="722202755">
            <text:p>722202755</text:p>
          </table:table-cell>
          <table:table-cell table:style-name="ce3" office:value-type="string">
            <text:p>I.D.C.S.MAHINDU</text:p>
          </table:table-cell>
          <table:table-cell table:style-name="ce3" office:value-type="string">
            <text:p>NIWANKA</text:p>
          </table:table-cell>
          <table:table-cell table:style-name="ce17" office:value-type="float" office:value="27149.0988">
            <text:p>27,149.10 </text:p>
          </table:table-cell>
          <table:table-cell table:style-name="ce4" office:value-type="string">
            <text:p>Full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58]" office:value-type="float" office:value="27149.0988">
            <text:p>27,149.10 </text:p>
          </table:table-cell>
          <table:table-cell table:style-name="ce23" table:formula="of:=[.E58]-[.K58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7" office:value-type="float" office:value="722202911">
            <text:p>722202911</text:p>
          </table:table-cell>
          <table:table-cell table:style-name="ce3" office:value-type="string">
            <text:p>K.L.N.JAYALATH</text:p>
          </table:table-cell>
          <table:table-cell table:style-name="ce3" office:value-type="string">
            <text:p>Renuka Lakshan</text:p>
          </table:table-cell>
          <table:table-cell table:style-name="ce17" office:value-type="float" office:value="4501.9556">
            <text:p>4,501.96 </text:p>
          </table:table-cell>
          <table:table-cell table:style-name="ce17" office:value-type="float" office:value="11000">
            <text:p>11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table:formula="of:=[.E59]" office:value-type="float" office:value="4501.9556">
            <text:p>4,501.96 </text:p>
          </table:table-cell>
          <table:table-cell table:style-name="ce23" table:formula="of:=[.E59]-[.K59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7" office:value-type="float" office:value="722205455">
            <text:p>722205455</text:p>
          </table:table-cell>
          <table:table-cell table:style-name="ce3" office:value-type="string">
            <text:p>W.A.Nirodha Buddhapriya</text:p>
          </table:table-cell>
          <table:table-cell table:style-name="ce3" office:value-type="string">
            <text:p>Renuka Lakshan</text:p>
          </table:table-cell>
          <table:table-cell table:style-name="ce17" office:value-type="float" office:value="14552.5508">
            <text:p>14,552.55 </text:p>
          </table:table-cell>
          <table:table-cell table:style-name="ce17" office:value-type="float" office:value="4000">
            <text:p>4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11300">
            <text:p>11,300.00 </text:p>
          </table:table-cell>
          <table:table-cell table:style-name="ce23" table:formula="of:=[.E60]-[.K60]" office:value-type="float" office:value="3252.5508">
            <text:p>3,252.55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7" office:value-type="float" office:value="722208890">
            <text:p>722208890</text:p>
          </table:table-cell>
          <table:table-cell table:style-name="ce3" office:value-type="string">
            <text:p>H.W.DILUKA MADUSHAN</text:p>
          </table:table-cell>
          <table:table-cell table:style-name="ce3" office:value-type="string">
            <text:p>Renuka Lakshan</text:p>
          </table:table-cell>
          <table:table-cell table:style-name="ce17" office:value-type="float" office:value="14694.332">
            <text:p>14,694.33 </text:p>
          </table:table-cell>
          <table:table-cell table:style-name="ce17" office:value-type="float" office:value="4000">
            <text:p>4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11400">
            <text:p>11,400.00 </text:p>
          </table:table-cell>
          <table:table-cell table:style-name="ce23" table:formula="of:=[.E61]-[.K61]" office:value-type="float" office:value="3294.332">
            <text:p>3,294.33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7" office:value-type="float" office:value="722208820">
            <text:p>722208820</text:p>
          </table:table-cell>
          <table:table-cell table:style-name="ce3" office:value-type="string">
            <text:p>W.K.V.ABEYGUNAWARDANA</text:p>
          </table:table-cell>
          <table:table-cell table:style-name="ce3" office:value-type="string">
            <text:p>Renuka Lakshan</text:p>
          </table:table-cell>
          <table:table-cell table:style-name="ce17" office:value-type="float" office:value="3500.2596">
            <text:p>3,500.26 </text:p>
          </table:table-cell>
          <table:table-cell table:style-name="ce17" office:value-type="float" office:value="7000">
            <text:p>7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62]" office:value-type="float" office:value="3500.2596">
            <text:p>3,500.26 </text:p>
          </table:table-cell>
          <table:table-cell table:style-name="ce23" table:formula="of:=[.E62]-[.K62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8" office:value-type="float" office:value="722202835">
            <text:p>722202835</text:p>
          </table:table-cell>
          <table:table-cell table:style-name="ce3" office:value-type="string">
            <text:p>S.LOGESWARAN</text:p>
          </table:table-cell>
          <table:table-cell table:style-name="ce3" office:value-type="string">
            <text:p>ROHITHA</text:p>
          </table:table-cell>
          <table:table-cell table:style-name="ce17" office:value-type="float" office:value="37623.2344">
            <text:p>37,623.23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63]+[.G63]+[.H63]+[.I63]" office:value-type="float" office:value="3000">
            <text:p>3,000.00 </text:p>
          </table:table-cell>
          <table:table-cell table:style-name="ce23" table:formula="of:=[.E63]-[.K63]" office:value-type="float" office:value="34623.2344">
            <text:p>34,623.23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8" office:value-type="float" office:value="722202823">
            <text:p>722202823</text:p>
          </table:table-cell>
          <table:table-cell table:style-name="ce3" office:value-type="string">
            <text:p>P.C.A.KUMARA</text:p>
          </table:table-cell>
          <table:table-cell table:style-name="ce3" office:value-type="string">
            <text:p>ROHITHA</text:p>
          </table:table-cell>
          <table:table-cell table:style-name="ce17" office:value-type="float" office:value="75783.3532">
            <text:p>75,783.35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64]+[.G64]+[.H64]+[.I64]" office:value-type="float" office:value="5900">
            <text:p>5,900.00 </text:p>
          </table:table-cell>
          <table:table-cell table:style-name="ce23" table:formula="of:=[.E64]-[.K64]" office:value-type="float" office:value="69883.3532">
            <text:p>69,883.35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8" office:value-type="float" office:value="722205681">
            <text:p>722205681</text:p>
          </table:table-cell>
          <table:table-cell table:style-name="ce3" office:value-type="string">
            <text:p>U.W.R.T.W.M.R.R.Bandara</text:p>
          </table:table-cell>
          <table:table-cell table:style-name="ce3" office:value-type="string">
            <text:p>Danushka Siriwardena</text:p>
          </table:table-cell>
          <table:table-cell table:style-name="ce17" office:value-type="float" office:value="1820.082">
            <text:p>1,820.08 </text:p>
          </table:table-cell>
          <table:table-cell table:style-name="ce17" office:value-type="string" office:string-value="Full">
            <text:p>Full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65]" office:value-type="float" office:value="1820.082">
            <text:p>1,820.08 </text:p>
          </table:table-cell>
          <table:table-cell table:style-name="ce23" table:formula="of:=[.E65]-[.K65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8" office:value-type="float" office:value="722205671">
            <text:p>722205671</text:p>
          </table:table-cell>
          <table:table-cell table:style-name="ce3" office:value-type="string">
            <text:p>R.Vishvanathan</text:p>
          </table:table-cell>
          <table:table-cell table:style-name="ce3" office:value-type="string">
            <text:p>Danushka Siriwardena</text:p>
          </table:table-cell>
          <table:table-cell table:style-name="ce17" office:value-type="float" office:value="2043.1544">
            <text:p>2,043.15 </text:p>
          </table:table-cell>
          <table:table-cell table:style-name="ce17" office:value-type="string" office:string-value="Full">
            <text:p>Full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66]" office:value-type="float" office:value="2043.1544">
            <text:p>2,043.15 </text:p>
          </table:table-cell>
          <table:table-cell table:style-name="ce23" table:formula="of:=[.E66]-[.K66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8" office:value-type="float" office:value="722205626">
            <text:p>722205626</text:p>
          </table:table-cell>
          <table:table-cell table:style-name="ce3" office:value-type="string">
            <text:p>W.M.N.Deepal Wickramasingha</text:p>
          </table:table-cell>
          <table:table-cell table:style-name="ce3" office:value-type="string">
            <text:p>Danushka Siriwardena</text:p>
          </table:table-cell>
          <table:table-cell table:style-name="ce17" office:value-type="float" office:value="9935.8344">
            <text:p>9,935.83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67]+[.G67]+[.H67]+[.I67]" office:value-type="float" office:value="3000">
            <text:p>3,000.00 </text:p>
          </table:table-cell>
          <table:table-cell table:style-name="ce23" table:formula="of:=[.E67]-[.K67]" office:value-type="float" office:value="6935.8344">
            <text:p>6,935.83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7" office:value-type="float" office:value="722202842">
            <text:p>722202842</text:p>
          </table:table-cell>
          <table:table-cell table:style-name="ce3" office:value-type="string">
            <text:p>C.S.Dahanayaka</text:p>
          </table:table-cell>
          <table:table-cell table:style-name="ce3" office:value-type="string">
            <text:p>ROHITHA</text:p>
          </table:table-cell>
          <table:table-cell table:style-name="ce17" office:value-type="float" office:value="26109.7656">
            <text:p>26,109.77 </text:p>
          </table:table-cell>
          <table:table-cell table:style-name="ce17" office:value-type="float" office:value="22000">
            <text:p>22,000.00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68]" office:value-type="float" office:value="26109.7656">
            <text:p>26,109.77 </text:p>
          </table:table-cell>
          <table:table-cell table:style-name="ce23" table:formula="of:=[.E68]-[.K68]" office:value-type="float" office:value="0">
            <text:p><text:s/>-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7" office:value-type="float" office:value="722202844">
            <text:p>722202844</text:p>
          </table:table-cell>
          <table:table-cell table:style-name="ce3" office:value-type="string">
            <text:p>S.J.Perera</text:p>
          </table:table-cell>
          <table:table-cell table:style-name="ce3" office:value-type="string">
            <text:p>ROHITHA</text:p>
          </table:table-cell>
          <table:table-cell table:style-name="ce17" office:value-type="float" office:value="31029.3276">
            <text:p>31,029.33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69]+[.G69]+[.H69]+[.I69]" office:value-type="float" office:value="3000">
            <text:p>3,000.00 </text:p>
          </table:table-cell>
          <table:table-cell table:style-name="ce23" table:formula="of:=[.E69]-[.K69]" office:value-type="float" office:value="28029.3276">
            <text:p>28,029.33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anager</text:p>
          </table:table-cell>
          <table:table-cell table:style-name="ce7" office:value-type="float" office:value="722208766">
            <text:p>722208766</text:p>
          </table:table-cell>
          <table:table-cell table:style-name="ce3" office:value-type="string">
            <text:p>M.RUBAJINI</text:p>
          </table:table-cell>
          <table:table-cell table:style-name="ce3" office:value-type="string">
            <text:p>ROHITHA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office:value-type="float" office:value="0">
            <text:p><text:s/>- </text:p>
          </table:table-cell>
          <table:table-cell table:style-name="ce23" table:formula="of:=[.E70]-[.K70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2324">
            <text:p>722202324</text:p>
          </table:table-cell>
          <table:table-cell table:style-name="ce3" office:value-type="string">
            <text:p>S.J.FONSEKA</text:p>
          </table:table-cell>
          <table:table-cell table:style-name="ce3" office:value-type="string">
            <text:p>DAYANATH</text:p>
          </table:table-cell>
          <table:table-cell table:style-name="ce17" office:value-type="float" office:value="64034.0332">
            <text:p>64,034.03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35000">
            <text:p>35,000.00 </text:p>
          </table:table-cell>
          <table:table-cell table:style-name="ce23" table:formula="of:=[.E71]-[.K71]" office:value-type="float" office:value="29034.0332">
            <text:p>29,034.03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5802">
            <text:p>722205802</text:p>
          </table:table-cell>
          <table:table-cell table:style-name="ce3" office:value-type="string">
            <text:p>T.P.G.Gayan Manjula Kumara</text:p>
          </table:table-cell>
          <table:table-cell table:style-name="ce3" office:value-type="string">
            <text:p>Danushka Siriwardena</text:p>
          </table:table-cell>
          <table:table-cell table:style-name="ce17" office:value-type="float" office:value="48419.324">
            <text:p>48,419.32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72]+[.G72]+[.H72]+[.I72]" office:value-type="float" office:value="2900">
            <text:p>2,900.00 </text:p>
          </table:table-cell>
          <table:table-cell table:style-name="ce23" table:formula="of:=[.E72]-[.K72]" office:value-type="float" office:value="45519.324">
            <text:p>45,519.32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1794">
            <text:p>722201794</text:p>
          </table:table-cell>
          <table:table-cell table:style-name="ce3" office:value-type="string">
            <text:p>W.N.K.RANATHUNGE</text:p>
          </table:table-cell>
          <table:table-cell table:style-name="ce3" office:value-type="string">
            <text:p>LALITH</text:p>
          </table:table-cell>
          <table:table-cell table:style-name="ce17" office:value-type="float" office:value="14276.0172">
            <text:p>14,276.02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73]+[.G73]+[.H73]+[.I73]" office:value-type="float" office:value="2900">
            <text:p>2,900.00 </text:p>
          </table:table-cell>
          <table:table-cell table:style-name="ce23" table:formula="of:=[.E73]-[.K73]" office:value-type="float" office:value="11376.0172">
            <text:p>11,376.02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2662">
            <text:p>722202662</text:p>
          </table:table-cell>
          <table:table-cell table:style-name="ce3" office:value-type="string">
            <text:p>K.S.SILVA</text:p>
          </table:table-cell>
          <table:table-cell table:style-name="ce3" office:value-type="string">
            <text:p>A.M.N.W.M.H.P.ATHURUPANA</text:p>
          </table:table-cell>
          <table:table-cell table:style-name="ce17" office:value-type="float" office:value="5346.8192">
            <text:p>5,346.82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74]+[.G74]+[.H74]+[.I74]" office:value-type="float" office:value="2900">
            <text:p>2,900.00 </text:p>
          </table:table-cell>
          <table:table-cell table:style-name="ce23" table:formula="of:=[.E74]-[.K74]" office:value-type="float" office:value="2446.8192">
            <text:p>2,446.82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2663">
            <text:p>722202663</text:p>
          </table:table-cell>
          <table:table-cell table:style-name="ce3" office:value-type="string">
            <text:p>D.A.W.MADARI</text:p>
          </table:table-cell>
          <table:table-cell table:style-name="ce3" office:value-type="string">
            <text:p>A.M.N.W.M.H.P.ATHURUPANA</text:p>
          </table:table-cell>
          <table:table-cell table:style-name="ce17" office:value-type="float" office:value="15559.3528">
            <text:p>15,559.35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75]+[.G75]+[.H75]+[.I75]" office:value-type="float" office:value="4400">
            <text:p>4,400.00 </text:p>
          </table:table-cell>
          <table:table-cell table:style-name="ce23" table:formula="of:=[.E75]-[.K75]" office:value-type="float" office:value="11159.3528">
            <text:p>11,159.35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2646">
            <text:p>722202646</text:p>
          </table:table-cell>
          <table:table-cell table:style-name="ce3" office:value-type="string">
            <text:p>G.Raveendran</text:p>
          </table:table-cell>
          <table:table-cell table:style-name="ce3" office:value-type="string">
            <text:p>N.G.A.P.Wijesekara</text:p>
          </table:table-cell>
          <table:table-cell table:style-name="ce17" office:value-type="float" office:value="54467.8088">
            <text:p>54,467.81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76]+[.G76]+[.H76]+[.I76]" office:value-type="float" office:value="5900">
            <text:p>5,900.00 </text:p>
          </table:table-cell>
          <table:table-cell table:style-name="ce23" table:formula="of:=[.E76]-[.K76]" office:value-type="float" office:value="48567.8088">
            <text:p>48,567.81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2600">
            <text:p>722202600</text:p>
          </table:table-cell>
          <table:table-cell table:style-name="ce3" office:value-type="string">
            <text:p>G.S.GOVINDA</text:p>
          </table:table-cell>
          <table:table-cell table:style-name="ce3" office:value-type="string">
            <text:p>W.M.S.K.H.WIJESUNDARA</text:p>
          </table:table-cell>
          <table:table-cell table:style-name="ce17" office:value-type="float" office:value="56447.2808">
            <text:p>56,447.28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2500">
            <text:p>22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77]+[.G77]+[.H77]+[.I77]" office:value-type="float" office:value="25400">
            <text:p>25,400.00 </text:p>
          </table:table-cell>
          <table:table-cell table:style-name="ce23" table:formula="of:=[.E77]-[.K77]" office:value-type="float" office:value="31047.2808">
            <text:p>31,047.28 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1616">
            <text:p>722201616</text:p>
          </table:table-cell>
          <table:table-cell table:style-name="ce3" office:value-type="string">
            <text:p>K.G.D.D.D.WIJERATHNA</text:p>
          </table:table-cell>
          <table:table-cell table:style-name="ce3" office:value-type="string">
            <text:p>W.M.S.K.H.WIJESUNDARA</text:p>
          </table:table-cell>
          <table:table-cell table:style-name="ce17" office:value-type="float" office:value="35233.4148">
            <text:p>35,233.41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78]+[.G78]+[.H78]+[.I78]" office:value-type="float" office:value="4400">
            <text:p>4,400.00 </text:p>
          </table:table-cell>
          <table:table-cell table:style-name="ce23" table:formula="of:=[.E78]-[.K78]" office:value-type="float" office:value="30833.4148">
            <text:p>30,833.41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1846">
            <text:p>722201846</text:p>
          </table:table-cell>
          <table:table-cell table:style-name="ce3" office:value-type="string">
            <text:p>H.M.K.HERATH</text:p>
          </table:table-cell>
          <table:table-cell table:style-name="ce3" office:value-type="string">
            <text:p>N.G.A.P.Wijesekara</text:p>
          </table:table-cell>
          <table:table-cell table:style-name="ce17" office:value-type="float" office:value="17729.7616">
            <text:p>17,729.76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4500">
            <text:p>4,500.00 </text:p>
          </table:table-cell>
          <table:table-cell table:style-name="ce17" office:value-type="float" office:value="300">
            <text:p>300.00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79]+[.G79]+[.H79]+[.I79]" office:value-type="float" office:value="7700">
            <text:p>7,700.00 </text:p>
          </table:table-cell>
          <table:table-cell table:style-name="ce23" table:formula="of:=[.E79]-[.K79]" office:value-type="float" office:value="10029.7616">
            <text:p>10,029.76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2419">
            <text:p>722202419</text:p>
          </table:table-cell>
          <table:table-cell table:style-name="ce3" office:value-type="string">
            <text:p>W.W.I.NILANTHI</text:p>
          </table:table-cell>
          <table:table-cell table:style-name="ce3" office:value-type="string">
            <text:p>N.G.A.P.Wijesekara</text:p>
          </table:table-cell>
          <table:table-cell table:style-name="ce17" office:value-type="float" office:value="12856.126">
            <text:p>12,856.13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80]+[.G80]+[.H80]+[.I80]" office:value-type="float" office:value="4400">
            <text:p>4,400.00 </text:p>
          </table:table-cell>
          <table:table-cell table:style-name="ce23" table:formula="of:=[.E80]-[.K80]" office:value-type="float" office:value="8456.126">
            <text:p>8,456.13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2607">
            <text:p>722202607</text:p>
          </table:table-cell>
          <table:table-cell table:style-name="ce3" office:value-type="string">
            <text:p>R.M.P.RATHNAYAKE</text:p>
          </table:table-cell>
          <table:table-cell table:style-name="ce3" office:value-type="string">
            <text:p>N.G.A.P.Wijesekara</text:p>
          </table:table-cell>
          <table:table-cell table:style-name="ce17" office:value-type="float" office:value="58356.8788">
            <text:p>58,356.88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81]+[.G81]+[.H81]+[.I81]" office:value-type="float" office:value="2900">
            <text:p>2,900.00 </text:p>
          </table:table-cell>
          <table:table-cell table:style-name="ce23" table:formula="of:=[.E81]-[.K81]" office:value-type="float" office:value="55456.8788">
            <text:p>55,456.88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1864">
            <text:p>722201864</text:p>
          </table:table-cell>
          <table:table-cell table:style-name="ce3" office:value-type="string">
            <text:p>N.T.D.S.KUMARA</text:p>
          </table:table-cell>
          <table:table-cell table:style-name="ce3" office:value-type="string">
            <text:p>W.M.S.K.H.WIJESUNDARA</text:p>
          </table:table-cell>
          <table:table-cell table:style-name="ce17" office:value-type="float" office:value="34668.1576">
            <text:p>34,668.16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4500">
            <text:p>4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82]+[.G82]+[.H82]+[.I82]" office:value-type="float" office:value="7400">
            <text:p>7,400.00 </text:p>
          </table:table-cell>
          <table:table-cell table:style-name="ce23" table:formula="of:=[.E82]-[.K82]" office:value-type="float" office:value="27268.1576">
            <text:p>27,268.16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2631">
            <text:p>722202631</text:p>
          </table:table-cell>
          <table:table-cell table:style-name="ce3" office:value-type="string">
            <text:p>P.G.N.K.RANASINGHE</text:p>
          </table:table-cell>
          <table:table-cell table:style-name="ce3" office:value-type="string">
            <text:p>W.M.S.K.H.WIJESUNDARA</text:p>
          </table:table-cell>
          <table:table-cell table:style-name="ce17" office:value-type="float" office:value="60236.862">
            <text:p>60,236.86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2000">
            <text:p>12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83]+[.G83]+[.H83]+[.I83]" office:value-type="float" office:value="14900">
            <text:p>14,900.00 </text:p>
          </table:table-cell>
          <table:table-cell table:style-name="ce23" table:formula="of:=[.E83]-[.K83]" office:value-type="float" office:value="45336.862">
            <text:p>45,336.86 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2254">
            <text:p>722202254</text:p>
          </table:table-cell>
          <table:table-cell table:style-name="ce3" office:value-type="string">
            <text:p>J.A.M.P.JAYASINGHE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22455.6636">
            <text:p>22,455.66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84]" office:value-type="float" office:value="22455.6636">
            <text:p>22,455.66 </text:p>
          </table:table-cell>
          <table:table-cell table:style-name="ce23" table:formula="of:=[.E84]-[.K84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2664">
            <text:p>722202664</text:p>
          </table:table-cell>
          <table:table-cell table:style-name="ce3" office:value-type="string">
            <text:p>E.M.S.K.EKANAYAKE</text:p>
          </table:table-cell>
          <table:table-cell table:style-name="ce3" office:value-type="string">
            <text:p>A.M.N.W.M.H.P.ATHURUPANA</text:p>
          </table:table-cell>
          <table:table-cell table:style-name="ce17" office:value-type="float" office:value="62311.3976">
            <text:p>62,311.4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85]+[.G85]+[.H85]+[.I85]" office:value-type="float" office:value="2900">
            <text:p>2,900.00 </text:p>
          </table:table-cell>
          <table:table-cell table:style-name="ce23" table:formula="of:=[.E85]-[.K85]" office:value-type="float" office:value="59411.3976">
            <text:p>59,411.40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2822">
            <text:p>722202822</text:p>
          </table:table-cell>
          <table:table-cell table:style-name="ce3" office:value-type="string">
            <text:p>W.G.S.BANDARA</text:p>
          </table:table-cell>
          <table:table-cell table:style-name="ce3" office:value-type="string">
            <text:p>ROHITHA</text:p>
          </table:table-cell>
          <table:table-cell table:style-name="ce17" office:value-type="float" office:value="61006.948">
            <text:p>61,006.95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86]+[.G86]+[.H86]+[.I86]" office:value-type="float" office:value="2900">
            <text:p>2,900.00 </text:p>
          </table:table-cell>
          <table:table-cell table:style-name="ce23" table:formula="of:=[.E86]-[.K86]" office:value-type="float" office:value="58106.948">
            <text:p>58,106.95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2811">
            <text:p>722202811</text:p>
          </table:table-cell>
          <table:table-cell table:style-name="ce3" office:value-type="string">
            <text:p>I.D.N.DESHAPRIYA</text:p>
          </table:table-cell>
          <table:table-cell table:style-name="ce3" office:value-type="string">
            <text:p>ROHITHA</text:p>
          </table:table-cell>
          <table:table-cell table:style-name="ce17" office:value-type="float" office:value="52729.4688">
            <text:p>52,729.47 </text:p>
          </table:table-cell>
          <table:table-cell table:style-name="ce17" office:value-type="float" office:value="4000">
            <text:p>4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87]+[.G87]+[.H87]+[.I87]" office:value-type="float" office:value="6900">
            <text:p>6,900.00 </text:p>
          </table:table-cell>
          <table:table-cell table:style-name="ce23" table:formula="of:=[.E87]-[.K87]" office:value-type="float" office:value="45829.4688">
            <text:p>45,829.47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2837">
            <text:p>722202837</text:p>
          </table:table-cell>
          <table:table-cell table:style-name="ce3" office:value-type="string">
            <text:p>K.V.S.I.KEKULAWALA</text:p>
          </table:table-cell>
          <table:table-cell table:style-name="ce3" office:value-type="string">
            <text:p>ROHITHA</text:p>
          </table:table-cell>
          <table:table-cell table:style-name="ce17" office:value-type="float" office:value="11098.4936">
            <text:p>11,098.49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88]+[.G88]+[.H88]+[.I88]" office:value-type="float" office:value="2900">
            <text:p>2,900.00 </text:p>
          </table:table-cell>
          <table:table-cell table:style-name="ce23" table:formula="of:=[.E88]-[.K88]" office:value-type="float" office:value="8198.4936">
            <text:p>8,198.49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2810">
            <text:p>722202810</text:p>
          </table:table-cell>
          <table:table-cell table:style-name="ce3" office:value-type="string">
            <text:p>W.G.D.T.Bandara</text:p>
          </table:table-cell>
          <table:table-cell table:style-name="ce3" office:value-type="string">
            <text:p>ROHITHA</text:p>
          </table:table-cell>
          <table:table-cell table:style-name="ce17" office:value-type="float" office:value="65640.5372">
            <text:p>65,640.54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89]+[.G89]+[.H89]+[.I89]" office:value-type="float" office:value="2900">
            <text:p>2,900.00 </text:p>
          </table:table-cell>
          <table:table-cell table:style-name="ce23" table:formula="of:=[.E89]-[.K89]" office:value-type="float" office:value="62740.5372">
            <text:p>62,740.54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5197">
            <text:p>722205197</text:p>
          </table:table-cell>
          <table:table-cell table:style-name="ce3" office:value-type="string">
            <text:p>P.A.Chathuranga Vishwajith</text:p>
          </table:table-cell>
          <table:table-cell table:style-name="ce3" office:value-type="string">
            <text:p>S.Mawalage</text:p>
          </table:table-cell>
          <table:table-cell table:style-name="ce17" office:value-type="float" office:value="39380.3148">
            <text:p>39,380.31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90]+[.G90]+[.H90]+[.I90]" office:value-type="float" office:value="2900">
            <text:p>2,900.00 </text:p>
          </table:table-cell>
          <table:table-cell table:style-name="ce23" table:formula="of:=[.E90]-[.K90]" office:value-type="float" office:value="36480.3148">
            <text:p>36,480.31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8772">
            <text:p>722208772</text:p>
          </table:table-cell>
          <table:table-cell table:style-name="ce3" office:value-type="string">
            <text:p>T.A.P.U.KUMARA</text:p>
          </table:table-cell>
          <table:table-cell table:style-name="ce3" office:value-type="string">
            <text:p>S.Mawalage</text:p>
          </table:table-cell>
          <table:table-cell table:style-name="ce17" office:value-type="float" office:value="50515.176">
            <text:p>50,515.18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91]+[.G91]+[.H91]+[.I91]" office:value-type="float" office:value="2900">
            <text:p>2,900.00 </text:p>
          </table:table-cell>
          <table:table-cell table:style-name="ce23" table:formula="of:=[.E91]-[.K91]" office:value-type="float" office:value="47615.176">
            <text:p>47,615.18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5004">
            <text:p>722205004</text:p>
          </table:table-cell>
          <table:table-cell table:style-name="ce3" office:value-type="string">
            <text:p>K.P.Vijith Priyantha Pathirana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65515.2884">
            <text:p>65,515.29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92]+[.G92]+[.H92]+[.I92]" office:value-type="float" office:value="2900">
            <text:p>2,900.00 </text:p>
          </table:table-cell>
          <table:table-cell table:style-name="ce23" table:formula="of:=[.E92]-[.K92]" office:value-type="float" office:value="62615.2884">
            <text:p>62,615.29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5896">
            <text:p>722205896</text:p>
          </table:table-cell>
          <table:table-cell table:style-name="ce3" office:value-type="string">
            <text:p>W.L.P.Perera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79634.05">
            <text:p>79,634.05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93]+[.G93]+[.H93]+[.I93]" office:value-type="float" office:value="2900">
            <text:p>2,900.00 </text:p>
          </table:table-cell>
          <table:table-cell table:style-name="ce23" table:formula="of:=[.E93]-[.K93]" office:value-type="float" office:value="76734.05">
            <text:p>76,734.05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hone</text:p>
          </table:table-cell>
          <table:table-cell table:style-name="ce3" office:value-type="float" office:value="722208888">
            <text:p>722208888</text:p>
          </table:table-cell>
          <table:table-cell table:style-name="ce3" office:value-type="string">
            <text:p>E.M.A.P.BANDARA EKANAYAKE</text:p>
          </table:table-cell>
          <table:table-cell table:style-name="ce3" office:value-type="string">
            <text:p>THILANKA</text:p>
          </table:table-cell>
          <table:table-cell table:style-name="ce17" office:value-type="float" office:value="1870.0104">
            <text:p>1,870.01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94]" office:value-type="float" office:value="1870.0104">
            <text:p>1,870.01 </text:p>
          </table:table-cell>
          <table:table-cell table:style-name="ce23" table:formula="of:=[.E94]-[.K94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hone</text:p>
          </table:table-cell>
          <table:table-cell table:style-name="ce3" office:value-type="string">
            <text:p>741210908V</text:p>
          </table:table-cell>
          <table:table-cell table:style-name="ce12" office:value-type="string">
            <text:p>D.D.D.Rajanandana</text:p>
          </table:table-cell>
          <table:table-cell table:style-name="ce3" office:value-type="string">
            <text:p>Nandana Hewage</text:p>
          </table:table-cell>
          <table:table-cell table:style-name="ce17" office:value-type="float" office:value="13800">
            <text:p>13,8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900">
            <text:p>2,900.00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95]+[.G95]+[.H95]+[.I95]" office:value-type="float" office:value="2900">
            <text:p>2,900.00 </text:p>
          </table:table-cell>
          <table:table-cell table:style-name="ce23" table:formula="of:=[.E95]-[.K95]" office:value-type="float" office:value="10900">
            <text:p>10,900.00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1225">
            <text:p>722201225</text:p>
          </table:table-cell>
          <table:table-cell table:style-name="ce3" office:value-type="string">
            <text:p>M.C.N.KULATHUNGA</text:p>
          </table:table-cell>
          <table:table-cell table:style-name="ce3" office:value-type="string">
            <text:p>LALITH</text:p>
          </table:table-cell>
          <table:table-cell table:style-name="ce17" office:value-type="float" office:value="4368.7028">
            <text:p>4,368.7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96]+[.G96]+[.H96]+[.I96]" office:value-type="float" office:value="1500">
            <text:p>1,500.00 </text:p>
          </table:table-cell>
          <table:table-cell table:style-name="ce23" table:formula="of:=[.E96]-[.K96]" office:value-type="float" office:value="2868.7028">
            <text:p>2,868.70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1230">
            <text:p>722201230</text:p>
          </table:table-cell>
          <table:table-cell table:style-name="ce3" office:value-type="string">
            <text:p>D.M.M.B.DASSANAYAKE</text:p>
          </table:table-cell>
          <table:table-cell table:style-name="ce3" office:value-type="string">
            <text:p>LALITH</text:p>
          </table:table-cell>
          <table:table-cell table:style-name="ce17" office:value-type="float" office:value="42294.2124">
            <text:p>42,294.21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97]+[.G97]+[.H97]+[.I97]" office:value-type="float" office:value="3000">
            <text:p>3,000.00 </text:p>
          </table:table-cell>
          <table:table-cell table:style-name="ce23" table:formula="of:=[.E97]-[.K97]" office:value-type="float" office:value="39294.2124">
            <text:p>39,294.21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1532">
            <text:p>722201532</text:p>
          </table:table-cell>
          <table:table-cell table:style-name="ce3" office:value-type="string">
            <text:p>R.G.P.P.KUMARA</text:p>
          </table:table-cell>
          <table:table-cell table:style-name="ce3" office:value-type="string">
            <text:p>L.H.G.U.K.UDAYANGA</text:p>
          </table:table-cell>
          <table:table-cell table:style-name="ce17" office:value-type="float" office:value="59042.5364">
            <text:p>59,042.54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98]+[.G98]+[.H98]+[.I98]" office:value-type="float" office:value="3000">
            <text:p>3,000.00 </text:p>
          </table:table-cell>
          <table:table-cell table:style-name="ce23" table:formula="of:=[.E98]-[.K98]" office:value-type="float" office:value="56042.5364">
            <text:p>56,042.54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1684">
            <text:p>722201684</text:p>
          </table:table-cell>
          <table:table-cell table:style-name="ce3" office:value-type="string">
            <text:p>D.M.BRAYAN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33296.9528">
            <text:p>33,296.95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99]+[.G99]+[.H99]+[.I99]" office:value-type="float" office:value="1500">
            <text:p>1,500.00 </text:p>
          </table:table-cell>
          <table:table-cell table:style-name="ce23" table:formula="of:=[.E99]-[.K99]" office:value-type="float" office:value="31796.9528">
            <text:p>31,796.95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1685">
            <text:p>722201685</text:p>
          </table:table-cell>
          <table:table-cell table:style-name="ce3" office:value-type="string">
            <text:p>K.B.S.R.BANDARA</text:p>
          </table:table-cell>
          <table:table-cell table:style-name="ce3" office:value-type="string">
            <text:p>THILANKA</text:p>
          </table:table-cell>
          <table:table-cell table:style-name="ce17" office:value-type="float" office:value="26631.3596">
            <text:p>26,631.36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4500">
            <text:p>4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00]+[.G100]+[.H100]+[.I100]" office:value-type="float" office:value="4500">
            <text:p>4,500.00 </text:p>
          </table:table-cell>
          <table:table-cell table:style-name="ce23" table:formula="of:=[.E100]-[.K100]" office:value-type="float" office:value="22131.3596">
            <text:p>22,131.36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1691">
            <text:p>722201691</text:p>
          </table:table-cell>
          <table:table-cell table:style-name="ce3" office:value-type="string">
            <text:p>R.B.C.H.JAYATHILAKA</text:p>
          </table:table-cell>
          <table:table-cell table:style-name="ce3" office:value-type="string">
            <text:p>LALITH</text:p>
          </table:table-cell>
          <table:table-cell table:style-name="ce17" office:value-type="float" office:value="12120.5676">
            <text:p>12,120.57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01]+[.G101]+[.H101]+[.I101]" office:value-type="float" office:value="3000">
            <text:p>3,000.00 </text:p>
          </table:table-cell>
          <table:table-cell table:style-name="ce23" table:formula="of:=[.E101]-[.K101]" office:value-type="float" office:value="9120.5676">
            <text:p>9,120.57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1734">
            <text:p>722201734</text:p>
          </table:table-cell>
          <table:table-cell table:style-name="ce3" office:value-type="string">
            <text:p>A.DON SAMARAKOON</text:p>
          </table:table-cell>
          <table:table-cell table:style-name="ce3" office:value-type="string">
            <text:p>N.G.A.P.Wijesekara</text:p>
          </table:table-cell>
          <table:table-cell table:style-name="ce17" office:value-type="float" office:value="10888.9912">
            <text:p>10,888.99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6000">
            <text:p>6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02]+[.G102]+[.H102]+[.I102]" office:value-type="float" office:value="6000">
            <text:p>6,000.00 </text:p>
          </table:table-cell>
          <table:table-cell table:style-name="ce23" table:formula="of:=[.E102]-[.K102]" office:value-type="float" office:value="4888.9912">
            <text:p>4,888.99 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1737">
            <text:p>722201737</text:p>
          </table:table-cell>
          <table:table-cell table:style-name="ce3" office:value-type="string">
            <text:p>W.R.THAKSHILA DARMARATHNA</text:p>
          </table:table-cell>
          <table:table-cell table:style-name="ce3" office:value-type="string">
            <text:p>L.H.G.U.K.UDAYANGA</text:p>
          </table:table-cell>
          <table:table-cell table:style-name="ce17" office:value-type="float" office:value="9734.9064">
            <text:p>9,734.91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03]+[.G103]+[.H103]+[.I103]" office:value-type="float" office:value="3000">
            <text:p>3,000.00 </text:p>
          </table:table-cell>
          <table:table-cell table:style-name="ce23" table:formula="of:=[.E103]-[.K103]" office:value-type="float" office:value="6734.9064">
            <text:p>6,734.91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1743">
            <text:p>722201743</text:p>
          </table:table-cell>
          <table:table-cell table:style-name="ce3" office:value-type="string">
            <text:p>R.R.U.KUMARA BANDARA</text:p>
          </table:table-cell>
          <table:table-cell table:style-name="ce3" office:value-type="string">
            <text:p>Danushka Siriwardena</text:p>
          </table:table-cell>
          <table:table-cell table:style-name="ce17" office:value-type="float" office:value="54805.3108">
            <text:p>54,805.31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4500">
            <text:p>4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04]+[.G104]+[.H104]+[.I104]" office:value-type="float" office:value="4500">
            <text:p>4,500.00 </text:p>
          </table:table-cell>
          <table:table-cell table:style-name="ce23" table:formula="of:=[.E104]-[.K104]" office:value-type="float" office:value="50305.3108">
            <text:p>50,305.31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1744">
            <text:p>722201744</text:p>
          </table:table-cell>
          <table:table-cell table:style-name="ce3" office:value-type="string">
            <text:p>U.L.D.PRIYAL CHANDIMA</text:p>
          </table:table-cell>
          <table:table-cell table:style-name="ce3" office:value-type="string">
            <text:p>N.G.A.P.Wijesekara</text:p>
          </table:table-cell>
          <table:table-cell table:style-name="ce17" office:value-type="float" office:value="8324.9604">
            <text:p>8,324.96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05]+[.G105]+[.H105]+[.I105]" office:value-type="float" office:value="3000">
            <text:p>3,000.00 </text:p>
          </table:table-cell>
          <table:table-cell table:style-name="ce23" table:formula="of:=[.E105]-[.K105]" office:value-type="float" office:value="5324.9604">
            <text:p>5,324.96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2051">
            <text:p>722202051</text:p>
          </table:table-cell>
          <table:table-cell table:style-name="ce3" office:value-type="string">
            <text:p>D.G.R.C.WIJESOORIYA</text:p>
          </table:table-cell>
          <table:table-cell table:style-name="ce3" office:value-type="string">
            <text:p>AZMAN</text:p>
          </table:table-cell>
          <table:table-cell table:style-name="ce17" office:value-type="float" office:value="32426.228">
            <text:p>32,426.23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2500">
            <text:p>22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06]+[.G106]+[.H106]+[.I106]" office:value-type="float" office:value="22500">
            <text:p>22,500.00 </text:p>
          </table:table-cell>
          <table:table-cell table:style-name="ce23" table:formula="of:=[.E106]-[.K106]" office:value-type="float" office:value="9926.228">
            <text:p>9,926.23 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2059">
            <text:p>722202059</text:p>
          </table:table-cell>
          <table:table-cell table:style-name="ce3" office:value-type="string">
            <text:p>M.SHAKIR</text:p>
          </table:table-cell>
          <table:table-cell table:style-name="ce3" office:value-type="string">
            <text:p>AZMAN</text:p>
          </table:table-cell>
          <table:table-cell table:style-name="ce17" office:value-type="float" office:value="3351.6428">
            <text:p>3,351.64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07]+[.G107]+[.H107]+[.I107]" office:value-type="float" office:value="3000">
            <text:p>3,000.00 </text:p>
          </table:table-cell>
          <table:table-cell table:style-name="ce23" table:formula="of:=[.E107]-[.K107]" office:value-type="float" office:value="351.6428">
            <text:p>351.64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2062">
            <text:p>722202062</text:p>
          </table:table-cell>
          <table:table-cell table:style-name="ce3" office:value-type="string">
            <text:p>H.G.P.C.RATHNASIRI</text:p>
          </table:table-cell>
          <table:table-cell table:style-name="ce3" office:value-type="string">
            <text:p>AZMAN</text:p>
          </table:table-cell>
          <table:table-cell table:style-name="ce17" office:value-type="float" office:value="49847.5136">
            <text:p>49,847.51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4500">
            <text:p>4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08]+[.G108]+[.H108]+[.I108]" office:value-type="float" office:value="4500">
            <text:p>4,500.00 </text:p>
          </table:table-cell>
          <table:table-cell table:style-name="ce23" table:formula="of:=[.E108]-[.K108]" office:value-type="float" office:value="45347.5136">
            <text:p>45,347.51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2079">
            <text:p>722202079</text:p>
          </table:table-cell>
          <table:table-cell table:style-name="ce3" office:value-type="string">
            <text:p>W.S.R.LAXMI KANTHI</text:p>
          </table:table-cell>
          <table:table-cell table:style-name="ce3" office:value-type="string">
            <text:p>S.W.P.A.PRIYANKARA</text:p>
          </table:table-cell>
          <table:table-cell table:style-name="ce17" office:value-type="float" office:value="13080.7348">
            <text:p>13,080.73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4500">
            <text:p>4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09]+[.G109]+[.H109]+[.I109]" office:value-type="float" office:value="4500">
            <text:p>4,500.00 </text:p>
          </table:table-cell>
          <table:table-cell table:style-name="ce23" table:formula="of:=[.E109]-[.K109]" office:value-type="float" office:value="8580.7348">
            <text:p>8,580.73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2083">
            <text:p>722202083</text:p>
          </table:table-cell>
          <table:table-cell table:style-name="ce3" office:value-type="string">
            <text:p>M.V.L.P.A.KUMARI</text:p>
          </table:table-cell>
          <table:table-cell table:style-name="ce3" office:value-type="string">
            <text:p>S.W.P.A.PRIYANKARA</text:p>
          </table:table-cell>
          <table:table-cell table:style-name="ce17" office:value-type="float" office:value="27439.3128">
            <text:p>27,439.31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9000">
            <text:p>9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10]+[.G110]+[.H110]+[.I110]" office:value-type="float" office:value="9000">
            <text:p>9,000.00 </text:p>
          </table:table-cell>
          <table:table-cell table:style-name="ce23" table:formula="of:=[.E110]-[.K110]" office:value-type="float" office:value="18439.3128">
            <text:p>18,439.31 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2098">
            <text:p>722202098</text:p>
          </table:table-cell>
          <table:table-cell table:style-name="ce3" office:value-type="string">
            <text:p>W.G.D.WEERASINGHE</text:p>
          </table:table-cell>
          <table:table-cell table:style-name="ce3" office:value-type="string">
            <text:p>L.H.G.U.K.UDAYANGA</text:p>
          </table:table-cell>
          <table:table-cell table:style-name="ce17" office:value-type="float" office:value="11219.446">
            <text:p>11,219.45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6000">
            <text:p>6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11]+[.G111]+[.H111]+[.I111]" office:value-type="float" office:value="6000">
            <text:p>6,000.00 </text:p>
          </table:table-cell>
          <table:table-cell table:style-name="ce23" table:formula="of:=[.E111]-[.K111]" office:value-type="float" office:value="5219.446">
            <text:p>5,219.45 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2205">
            <text:p>722202205</text:p>
          </table:table-cell>
          <table:table-cell table:style-name="ce3" office:value-type="string">
            <text:p>G.W.KUMARA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9315.9568">
            <text:p>9,315.96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4500">
            <text:p>4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12]+[.G112]+[.H112]+[.I112]" office:value-type="float" office:value="4500">
            <text:p>4,500.00 </text:p>
          </table:table-cell>
          <table:table-cell table:style-name="ce23" table:formula="of:=[.E112]-[.K112]" office:value-type="float" office:value="4815.9568">
            <text:p>4,815.96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2216">
            <text:p>722202216</text:p>
          </table:table-cell>
          <table:table-cell table:style-name="ce3" office:value-type="string">
            <text:p>D.P.V. WEERASINGHE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office:value-type="float" office:value="0">
            <text:p><text:s/>- </text:p>
          </table:table-cell>
          <table:table-cell table:style-name="ce23" table:formula="of:=[.E113]-[.K113]" office:value-type="float" office:value="0">
            <text:p><text:s/>-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2249">
            <text:p>722202249</text:p>
          </table:table-cell>
          <table:table-cell table:style-name="ce3" office:value-type="string">
            <text:p>I.G.A.S.VIDURUWAN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32965.2284">
            <text:p>32,965.23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6000">
            <text:p>6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114]" office:value-type="float" office:value="32965.2284">
            <text:p>32,965.23 </text:p>
          </table:table-cell>
          <table:table-cell table:style-name="ce23" table:formula="of:=[.E114]-[.K114]" office:value-type="float" office:value="0">
            <text:p><text:s/>- 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2408">
            <text:p>722202408</text:p>
          </table:table-cell>
          <table:table-cell table:style-name="ce3" office:value-type="string">
            <text:p>M.D.M.GUNATHILAKA</text:p>
          </table:table-cell>
          <table:table-cell table:style-name="ce3" office:value-type="string">
            <text:p>L.H.G.U.K.UDAYANGA</text:p>
          </table:table-cell>
          <table:table-cell table:style-name="ce17" office:value-type="float" office:value="30145.1064">
            <text:p>30,145.11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15]+[.G115]+[.H115]+[.I115]" office:value-type="float" office:value="1500">
            <text:p>1,500.00 </text:p>
          </table:table-cell>
          <table:table-cell table:style-name="ce23" table:formula="of:=[.E115]-[.K115]" office:value-type="float" office:value="28645.1064">
            <text:p>28,645.11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2409">
            <text:p>722202409</text:p>
          </table:table-cell>
          <table:table-cell table:style-name="ce3" office:value-type="string">
            <text:p>K.T.K.I.BANDARA</text:p>
          </table:table-cell>
          <table:table-cell table:style-name="ce3" office:value-type="string">
            <text:p>L.H.G.U.K.UDAYANGA</text:p>
          </table:table-cell>
          <table:table-cell table:style-name="ce17" office:value-type="float" office:value="9964.1244">
            <text:p>9,964.12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4500">
            <text:p>4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16]+[.G116]+[.H116]+[.I116]" office:value-type="float" office:value="4500">
            <text:p>4,500.00 </text:p>
          </table:table-cell>
          <table:table-cell table:style-name="ce23" table:formula="of:=[.E116]-[.K116]" office:value-type="float" office:value="5464.1244">
            <text:p>5,464.12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2466">
            <text:p>722202466</text:p>
          </table:table-cell>
          <table:table-cell table:style-name="ce3" office:value-type="string">
            <text:p>B.M.J.KUMARA</text:p>
          </table:table-cell>
          <table:table-cell table:style-name="ce3" office:value-type="string">
            <text:p>LALITH</text:p>
          </table:table-cell>
          <table:table-cell table:style-name="ce17" office:value-type="float" office:value="32208.8964">
            <text:p>32,208.9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7500">
            <text:p>7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17]+[.G117]+[.H117]+[.I117]" office:value-type="float" office:value="7500">
            <text:p>7,500.00 </text:p>
          </table:table-cell>
          <table:table-cell table:style-name="ce23" table:formula="of:=[.E117]-[.K117]" office:value-type="float" office:value="24708.8964">
            <text:p>24,708.90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2488">
            <text:p>722202488</text:p>
          </table:table-cell>
          <table:table-cell table:style-name="ce3" office:value-type="string">
            <text:p>W.M.N.K.KARUNARATHNE</text:p>
          </table:table-cell>
          <table:table-cell table:style-name="ce3" office:value-type="string">
            <text:p>L.H.G.U.K.UDAYANGA</text:p>
          </table:table-cell>
          <table:table-cell table:style-name="ce17" office:value-type="float" office:value="30345.6572">
            <text:p>30,345.66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22500">
            <text:p>22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18]+[.G118]+[.H118]+[.I118]" office:value-type="float" office:value="22500">
            <text:p>22,500.00 </text:p>
          </table:table-cell>
          <table:table-cell table:style-name="ce23" table:formula="of:=[.E118]-[.K118]" office:value-type="float" office:value="7845.6572">
            <text:p>7,845.66 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2633">
            <text:p>722202633</text:p>
          </table:table-cell>
          <table:table-cell table:style-name="ce3" office:value-type="string">
            <text:p>M.R.M.Rikaz</text:p>
          </table:table-cell>
          <table:table-cell table:style-name="ce3" office:value-type="string">
            <text:p>W.M.S.K.H.WIJESUNDARA</text:p>
          </table:table-cell>
          <table:table-cell table:style-name="ce17" office:value-type="float" office:value="10774.5524">
            <text:p>10,774.55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19]+[.G119]+[.H119]+[.I119]" office:value-type="float" office:value="3000">
            <text:p>3,000.00 </text:p>
          </table:table-cell>
          <table:table-cell table:style-name="ce23" table:formula="of:=[.E119]-[.K119]" office:value-type="float" office:value="7774.5524">
            <text:p>7,774.55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2709">
            <text:p>722202709</text:p>
          </table:table-cell>
          <table:table-cell table:style-name="ce3" office:value-type="string">
            <text:p>T.I.H.GAMAGE</text:p>
          </table:table-cell>
          <table:table-cell table:style-name="ce3" office:value-type="string">
            <text:p>AZMAN</text:p>
          </table:table-cell>
          <table:table-cell table:style-name="ce17" office:value-type="float" office:value="36987.68">
            <text:p>36,987.68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20]+[.G120]+[.H120]+[.I120]" office:value-type="float" office:value="1500">
            <text:p>1,500.00 </text:p>
          </table:table-cell>
          <table:table-cell table:style-name="ce23" table:formula="of:=[.E120]-[.K120]" office:value-type="float" office:value="35487.68">
            <text:p>35,487.68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2916">
            <text:p>722202916</text:p>
          </table:table-cell>
          <table:table-cell table:style-name="ce3" office:value-type="string">
            <text:p>M.N.M.HAYAS</text:p>
          </table:table-cell>
          <table:table-cell table:style-name="ce3" office:value-type="string">
            <text:p>Ramcy Lenora de silva</text:p>
          </table:table-cell>
          <table:table-cell table:style-name="ce17" office:value-type="float" office:value="18768.3404">
            <text:p>18,768.34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4500">
            <text:p>4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14000">
            <text:p>14,000.00 </text:p>
          </table:table-cell>
          <table:table-cell table:style-name="ce23" table:formula="of:=[.E121]-[.K121]" office:value-type="float" office:value="4768.3404">
            <text:p>4,768.34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3005">
            <text:p>722203005</text:p>
          </table:table-cell>
          <table:table-cell table:style-name="ce3" office:value-type="string">
            <text:p>V.SAUMAYA ATUKORALA</text:p>
          </table:table-cell>
          <table:table-cell table:style-name="ce3" office:value-type="string">
            <text:p>AZMAN</text:p>
          </table:table-cell>
          <table:table-cell table:style-name="ce17" office:value-type="float" office:value="8512.0884">
            <text:p>8,512.09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6000">
            <text:p>6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22]+[.G122]+[.H122]+[.I122]" office:value-type="float" office:value="6000">
            <text:p>6,000.00 </text:p>
          </table:table-cell>
          <table:table-cell table:style-name="ce23" table:formula="of:=[.E122]-[.K122]" office:value-type="float" office:value="2512.0884">
            <text:p>2,512.09 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3006">
            <text:p>722203006</text:p>
          </table:table-cell>
          <table:table-cell table:style-name="ce3" office:value-type="string">
            <text:p>G.A.I.LASANTHI KULATHUNGA</text:p>
          </table:table-cell>
          <table:table-cell table:style-name="ce3" office:value-type="string">
            <text:p>L.H.G.U.K.UDAYANGA</text:p>
          </table:table-cell>
          <table:table-cell table:style-name="ce17" office:value-type="float" office:value="8915.444">
            <text:p>8,915.44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6000">
            <text:p>6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23]+[.G123]+[.H123]+[.I123]" office:value-type="float" office:value="6000">
            <text:p>6,000.00 </text:p>
          </table:table-cell>
          <table:table-cell table:style-name="ce23" table:formula="of:=[.E123]-[.K123]" office:value-type="float" office:value="2915.444">
            <text:p>2,915.44 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3019">
            <text:p>722203019</text:p>
          </table:table-cell>
          <table:table-cell table:style-name="ce3" office:value-type="string">
            <text:p>K.N.NETHMAL PERERA</text:p>
          </table:table-cell>
          <table:table-cell table:style-name="ce3" office:value-type="string">
            <text:p>Shashika Bulugahahena</text:p>
          </table:table-cell>
          <table:table-cell table:style-name="ce17" office:value-type="float" office:value="8488.8124">
            <text:p>8,488.81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24]+[.G124]+[.H124]+[.I124]" office:value-type="float" office:value="3000">
            <text:p>3,000.00 </text:p>
          </table:table-cell>
          <table:table-cell table:style-name="ce23" table:formula="of:=[.E124]-[.K124]" office:value-type="float" office:value="5488.8124">
            <text:p>5,488.81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3022">
            <text:p>722203022</text:p>
          </table:table-cell>
          <table:table-cell table:style-name="ce3" office:value-type="string">
            <text:p>A.W.WAZEER MOHAMED</text:p>
          </table:table-cell>
          <table:table-cell table:style-name="ce3" office:value-type="string">
            <text:p>THILANKA</text:p>
          </table:table-cell>
          <table:table-cell table:style-name="ce17" office:value-type="float" office:value="11002.3996">
            <text:p>11,002.4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25]+[.G125]+[.H125]+[.I125]" office:value-type="float" office:value="1500">
            <text:p>1,500.00 </text:p>
          </table:table-cell>
          <table:table-cell table:style-name="ce23" table:formula="of:=[.E125]-[.K125]" office:value-type="float" office:value="9502.3996">
            <text:p>9,502.40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3032">
            <text:p>722203032</text:p>
          </table:table-cell>
          <table:table-cell table:style-name="ce3" office:value-type="string">
            <text:p>S.KUMARI ILLANGAWATTE</text:p>
          </table:table-cell>
          <table:table-cell table:style-name="ce3" office:value-type="string">
            <text:p>LALITH</text:p>
          </table:table-cell>
          <table:table-cell table:style-name="ce17" office:value-type="float" office:value="8397.5208">
            <text:p>8,397.52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26]+[.G126]+[.H126]+[.I126]" office:value-type="float" office:value="3000">
            <text:p>3,000.00 </text:p>
          </table:table-cell>
          <table:table-cell table:style-name="ce23" table:formula="of:=[.E126]-[.K126]" office:value-type="float" office:value="5397.5208">
            <text:p>5,397.52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3033">
            <text:p>722203033</text:p>
          </table:table-cell>
          <table:table-cell table:style-name="ce3" office:value-type="string">
            <text:p>V.N.MADUSHANI RAJAPAKSHA</text:p>
          </table:table-cell>
          <table:table-cell table:style-name="ce3" office:value-type="string">
            <text:p>Danushka Siriwardena</text:p>
          </table:table-cell>
          <table:table-cell table:style-name="ce17" office:value-type="float" office:value="8280.7544">
            <text:p>8,280.75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27]+[.G127]+[.H127]+[.I127]" office:value-type="float" office:value="1500">
            <text:p>1,500.00 </text:p>
          </table:table-cell>
          <table:table-cell table:style-name="ce23" table:formula="of:=[.E127]-[.K127]" office:value-type="float" office:value="6780.7544">
            <text:p>6,780.75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3039">
            <text:p>722203039</text:p>
          </table:table-cell>
          <table:table-cell table:style-name="ce3" office:value-type="string">
            <text:p>E.M.DAYANANDA EKANAYAKA</text:p>
          </table:table-cell>
          <table:table-cell table:style-name="ce3" office:value-type="string">
            <text:p>N.G.A.P.Wijesekara</text:p>
          </table:table-cell>
          <table:table-cell table:style-name="ce17" office:value-type="float" office:value="22853.7752">
            <text:p>22,853.78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0500">
            <text:p>10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28]+[.G128]+[.H128]+[.I128]" office:value-type="float" office:value="10500">
            <text:p>10,500.00 </text:p>
          </table:table-cell>
          <table:table-cell table:style-name="ce23" table:formula="of:=[.E128]-[.K128]" office:value-type="float" office:value="12353.7752">
            <text:p>12,353.78 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3059">
            <text:p>722203059</text:p>
          </table:table-cell>
          <table:table-cell table:style-name="ce3" office:value-type="string">
            <text:p>G.K.M.T.SUBASHANA KAVIRAJ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2001.3956">
            <text:p>2,001.4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129]" office:value-type="float" office:value="2001.3956">
            <text:p>2,001.40 </text:p>
          </table:table-cell>
          <table:table-cell table:style-name="ce23" table:formula="of:=[.E129]-[.K129]" office:value-type="float" office:value="0">
            <text:p><text:s/>-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3060">
            <text:p>722203060</text:p>
          </table:table-cell>
          <table:table-cell table:style-name="ce3" office:value-type="string">
            <text:p>P.A.M.THUSHARA PERERA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7684.2632">
            <text:p>7,684.26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7500">
            <text:p>7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130]" office:value-type="float" office:value="7684.2632">
            <text:p>7,684.26 </text:p>
          </table:table-cell>
          <table:table-cell table:style-name="ce23" table:formula="of:=[.E130]-[.K130]" office:value-type="float" office:value="0">
            <text:p><text:s/>-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3064">
            <text:p>722203064</text:p>
          </table:table-cell>
          <table:table-cell table:style-name="ce3" office:value-type="string">
            <text:p>H.M.N.WASANTHA HERATH</text:p>
          </table:table-cell>
          <table:table-cell table:style-name="ce3" office:value-type="string">
            <text:p>A.M.N.W.M.H.P.ATHURUPANA</text:p>
          </table:table-cell>
          <table:table-cell table:style-name="ce17" office:value-type="float" office:value="1042.8752">
            <text:p>1,042.88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131]" office:value-type="float" office:value="1042.8752">
            <text:p>1,042.88 </text:p>
          </table:table-cell>
          <table:table-cell table:style-name="ce23" table:formula="of:=[.E131]-[.K131]" office:value-type="float" office:value="0">
            <text:p><text:s/>-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3067">
            <text:p>722203067</text:p>
          </table:table-cell>
          <table:table-cell table:style-name="ce3" office:value-type="string">
            <text:p>A.C.FATHIMA SHIFANA</text:p>
          </table:table-cell>
          <table:table-cell table:style-name="ce3" office:value-type="string">
            <text:p>AZMAN</text:p>
          </table:table-cell>
          <table:table-cell table:style-name="ce17" office:value-type="float" office:value="1177.2504">
            <text:p>1,177.25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132]" office:value-type="float" office:value="1177.2504">
            <text:p>1,177.25 </text:p>
          </table:table-cell>
          <table:table-cell table:style-name="ce23" table:formula="of:=[.E132]-[.K132]" office:value-type="float" office:value="0">
            <text:p><text:s/>-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3070">
            <text:p>722203070</text:p>
          </table:table-cell>
          <table:table-cell table:style-name="ce3" office:value-type="string">
            <text:p>K.ZUBAIR IFHAN</text:p>
          </table:table-cell>
          <table:table-cell table:style-name="ce3" office:value-type="string">
            <text:p>AZMAN</text:p>
          </table:table-cell>
          <table:table-cell table:style-name="ce17" office:value-type="float" office:value="8297.6548">
            <text:p>8,297.65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2000">
            <text:p>12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133]" office:value-type="float" office:value="8297.6548">
            <text:p>8,297.65 </text:p>
          </table:table-cell>
          <table:table-cell table:style-name="ce23" table:formula="of:=[.E133]-[.K133]" office:value-type="float" office:value="0">
            <text:p><text:s/>- 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3075">
            <text:p>722203075</text:p>
          </table:table-cell>
          <table:table-cell table:style-name="ce3" office:value-type="string">
            <text:p>J.M.S.BANDARA JAYAWARDHANA</text:p>
          </table:table-cell>
          <table:table-cell table:style-name="ce3" office:value-type="string">
            <text:p>N.G.A.P.Wijesekara</text:p>
          </table:table-cell>
          <table:table-cell table:style-name="ce17" office:value-type="float" office:value="8142.644">
            <text:p>8,142.64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7500">
            <text:p>7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34]+[.G134]+[.H134]+[.I134]" office:value-type="float" office:value="7500">
            <text:p>7,500.00 </text:p>
          </table:table-cell>
          <table:table-cell table:style-name="ce23" table:formula="of:=[.E134]-[.K134]" office:value-type="float" office:value="642.644">
            <text:p>642.64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3090">
            <text:p>722203090</text:p>
          </table:table-cell>
          <table:table-cell table:style-name="ce3" office:value-type="string">
            <text:p>R.G.SHELTON JAYAWARDANA</text:p>
          </table:table-cell>
          <table:table-cell table:style-name="ce3" office:value-type="string">
            <text:p>S.W.P.A.PRIYANKARA</text:p>
          </table:table-cell>
          <table:table-cell table:style-name="ce17" office:value-type="float" office:value="7926.076">
            <text:p>7,926.08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4500">
            <text:p>4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35]+[.G135]+[.H135]+[.I135]" office:value-type="float" office:value="4500">
            <text:p>4,500.00 </text:p>
          </table:table-cell>
          <table:table-cell table:style-name="ce23" table:formula="of:=[.E135]-[.K135]" office:value-type="float" office:value="3426.076">
            <text:p>3,426.08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5005">
            <text:p>722205005</text:p>
          </table:table-cell>
          <table:table-cell table:style-name="ce3" office:value-type="string">
            <text:p>Sahan C W M Kumarana</text:p>
          </table:table-cell>
          <table:table-cell table:style-name="ce3" office:value-type="string">
            <text:p>NIWANKA</text:p>
          </table:table-cell>
          <table:table-cell table:style-name="ce17" office:value-type="float" office:value="62525.178">
            <text:p>62,525.18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4500">
            <text:p>4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36]+[.G136]+[.H136]+[.I136]" office:value-type="float" office:value="4500">
            <text:p>4,500.00 </text:p>
          </table:table-cell>
          <table:table-cell table:style-name="ce23" table:formula="of:=[.E136]-[.K136]" office:value-type="float" office:value="58025.178">
            <text:p>58,025.18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5081">
            <text:p>722205081</text:p>
          </table:table-cell>
          <table:table-cell table:style-name="ce3" office:value-type="string">
            <text:p>K.G.S.Kumara</text:p>
          </table:table-cell>
          <table:table-cell table:style-name="ce3" office:value-type="string">
            <text:p>NIWANKA</text:p>
          </table:table-cell>
          <table:table-cell table:style-name="ce17" office:value-type="float" office:value="102904.6864">
            <text:p>102,904.69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37]+[.G137]+[.H137]+[.I137]" office:value-type="float" office:value="1500">
            <text:p>1,500.00 </text:p>
          </table:table-cell>
          <table:table-cell table:style-name="ce23" table:formula="of:=[.E137]-[.K137]" office:value-type="float" office:value="101404.6864">
            <text:p>101,404.69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7658">
            <text:p>722207658</text:p>
          </table:table-cell>
          <table:table-cell table:style-name="ce3" office:value-type="string">
            <text:p>J.W.P.WIJESIRI</text:p>
          </table:table-cell>
          <table:table-cell table:style-name="ce3" office:value-type="string">
            <text:p>DAYANATH</text:p>
          </table:table-cell>
          <table:table-cell table:style-name="ce17" office:value-type="float" office:value="26388.8568">
            <text:p>26,388.86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38]+[.G138]+[.H138]+[.I138]" office:value-type="float" office:value="3000">
            <text:p>3,000.00 </text:p>
          </table:table-cell>
          <table:table-cell table:style-name="ce23" table:formula="of:=[.E138]-[.K138]" office:value-type="float" office:value="23388.8568">
            <text:p>23,388.86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7957">
            <text:p>722207957</text:p>
          </table:table-cell>
          <table:table-cell table:style-name="ce3" office:value-type="string">
            <text:p>M.Z.Gaffoor</text:p>
          </table:table-cell>
          <table:table-cell table:style-name="ce3" office:value-type="string">
            <text:p>Ifzal Cader</text:p>
          </table:table-cell>
          <table:table-cell table:style-name="ce17" office:value-type="float" office:value="22593.4888">
            <text:p>22,593.49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39]+[.G139]+[.H139]+[.I139]" office:value-type="float" office:value="3000">
            <text:p>3,000.00 </text:p>
          </table:table-cell>
          <table:table-cell table:style-name="ce23" table:formula="of:=[.E139]-[.K139]" office:value-type="float" office:value="19593.4888">
            <text:p>19,593.49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689">
            <text:p>722208689</text:p>
          </table:table-cell>
          <table:table-cell table:style-name="ce3" office:value-type="string">
            <text:p>J.M.B.G.A.D.JAYASINGHE</text:p>
          </table:table-cell>
          <table:table-cell table:style-name="ce3" office:value-type="string">
            <text:p>AZMAN</text:p>
          </table:table-cell>
          <table:table-cell table:style-name="ce17" office:value-type="float" office:value="10917.3824">
            <text:p>10,917.38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40]+[.G140]+[.H140]+[.I140]" office:value-type="float" office:value="3000">
            <text:p>3,000.00 </text:p>
          </table:table-cell>
          <table:table-cell table:style-name="ce23" table:formula="of:=[.E140]-[.K140]" office:value-type="float" office:value="7917.3824">
            <text:p>7,917.38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714">
            <text:p>722208714</text:p>
          </table:table-cell>
          <table:table-cell table:style-name="ce3" office:value-type="string">
            <text:p>G.G.M.P.JAYAWARDHANA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29663.7072">
            <text:p>29,663.71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141]" office:value-type="float" office:value="29663.7072">
            <text:p>29,663.71 </text:p>
          </table:table-cell>
          <table:table-cell table:style-name="ce23" table:formula="of:=[.E141]-[.K141]" office:value-type="float" office:value="0">
            <text:p><text:s/>-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720">
            <text:p>722208720</text:p>
          </table:table-cell>
          <table:table-cell table:style-name="ce3" office:value-type="string">
            <text:p>M.A.W.DHARMASRI</text:p>
          </table:table-cell>
          <table:table-cell table:style-name="ce3" office:value-type="string">
            <text:p>LALITH</text:p>
          </table:table-cell>
          <table:table-cell table:style-name="ce17" office:value-type="float" office:value="973.9028">
            <text:p>973.9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142]" office:value-type="float" office:value="973.9028">
            <text:p>973.90 </text:p>
          </table:table-cell>
          <table:table-cell table:style-name="ce23" table:formula="of:=[.E142]-[.K142]" office:value-type="float" office:value="0">
            <text:p><text:s/>-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724">
            <text:p>722208724</text:p>
          </table:table-cell>
          <table:table-cell table:style-name="ce3" office:value-type="string">
            <text:p>K.M.C.L.BANDARA</text:p>
          </table:table-cell>
          <table:table-cell table:style-name="ce3" office:value-type="string">
            <text:p>W.M.S.K.H.WIJESUNDARA</text:p>
          </table:table-cell>
          <table:table-cell table:style-name="ce17" office:value-type="float" office:value="10390.296">
            <text:p>10,390.3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43]+[.G143]+[.H143]+[.I143]" office:value-type="float" office:value="1500">
            <text:p>1,500.00 </text:p>
          </table:table-cell>
          <table:table-cell table:style-name="ce23" table:formula="of:=[.E143]-[.K143]" office:value-type="float" office:value="8890.296">
            <text:p>8,890.30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730">
            <text:p>722208730</text:p>
          </table:table-cell>
          <table:table-cell table:style-name="ce3" office:value-type="string">
            <text:p>S.ROBINSON</text:p>
          </table:table-cell>
          <table:table-cell table:style-name="ce3" office:value-type="string">
            <text:p>U.G.GUNASINGHE</text:p>
          </table:table-cell>
          <table:table-cell table:style-name="ce17" office:value-type="float" office:value="4555.748">
            <text:p>4,555.75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0500">
            <text:p>10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144]" office:value-type="float" office:value="4555.748">
            <text:p>4,555.75 </text:p>
          </table:table-cell>
          <table:table-cell table:style-name="ce23" table:formula="of:=[.E144]-[.K144]" office:value-type="float" office:value="0">
            <text:p><text:s/>- 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743">
            <text:p>722208743</text:p>
          </table:table-cell>
          <table:table-cell table:style-name="ce3" office:value-type="string">
            <text:p>A.M.S.BANU</text:p>
          </table:table-cell>
          <table:table-cell table:style-name="ce3" office:value-type="string">
            <text:p>AZMAN</text:p>
          </table:table-cell>
          <table:table-cell table:style-name="ce17" office:value-type="float" office:value="11009.1524">
            <text:p>11,009.15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45]+[.G145]+[.H145]+[.I145]" office:value-type="float" office:value="1500">
            <text:p>1,500.00 </text:p>
          </table:table-cell>
          <table:table-cell table:style-name="ce23" table:formula="of:=[.E145]-[.K145]" office:value-type="float" office:value="9509.1524">
            <text:p>9,509.15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785">
            <text:p>722208785</text:p>
          </table:table-cell>
          <table:table-cell table:style-name="ce3" office:value-type="string">
            <text:p>N.M.FAIZAL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41848.5092">
            <text:p>41,848.51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3500">
            <text:p>13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46]+[.G146]+[.H146]+[.I146]" office:value-type="float" office:value="13500">
            <text:p>13,500.00 </text:p>
          </table:table-cell>
          <table:table-cell table:style-name="ce23" table:formula="of:=[.E146]-[.K146]" office:value-type="float" office:value="28348.5092">
            <text:p>28,348.51 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794">
            <text:p>722208794</text:p>
          </table:table-cell>
          <table:table-cell table:style-name="ce3" office:value-type="string">
            <text:p>W.T.L.SUMANATHILAKE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23007.7648">
            <text:p>23,007.76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147]" office:value-type="float" office:value="23007.7648">
            <text:p>23,007.76 </text:p>
          </table:table-cell>
          <table:table-cell table:style-name="ce23" table:formula="of:=[.E147]-[.K147]" office:value-type="float" office:value="0">
            <text:p><text:s/>-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816">
            <text:p>722208816</text:p>
          </table:table-cell>
          <table:table-cell table:style-name="ce3" office:value-type="string">
            <text:p>Y.M.WIJESINGHE</text:p>
          </table:table-cell>
          <table:table-cell table:style-name="ce3" office:value-type="string">
            <text:p>W.P.SURANGA</text:p>
          </table:table-cell>
          <table:table-cell table:style-name="ce17" office:value-type="float" office:value="2017.6796">
            <text:p>2,017.68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48]+[.G148]+[.H148]+[.I148]" office:value-type="float" office:value="1500">
            <text:p>1,500.00 </text:p>
          </table:table-cell>
          <table:table-cell table:style-name="ce23" table:formula="of:=[.E148]-[.K148]" office:value-type="float" office:value="517.6796">
            <text:p>517.68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829">
            <text:p>722208829</text:p>
          </table:table-cell>
          <table:table-cell table:style-name="ce3" office:value-type="string">
            <text:p>M.M.M.HAMSA</text:p>
          </table:table-cell>
          <table:table-cell table:style-name="ce3" office:value-type="string">
            <text:p>L.H.G.U.K.UDAYANGA</text:p>
          </table:table-cell>
          <table:table-cell table:style-name="ce17" office:value-type="float" office:value="16459.6556">
            <text:p>16,459.66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7500">
            <text:p>7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49]+[.G149]+[.H149]+[.I149]" office:value-type="float" office:value="7500">
            <text:p>7,500.00 </text:p>
          </table:table-cell>
          <table:table-cell table:style-name="ce23" table:formula="of:=[.E149]-[.K149]" office:value-type="float" office:value="8959.6556">
            <text:p>8,959.66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830">
            <text:p>722208830</text:p>
          </table:table-cell>
          <table:table-cell table:style-name="ce3" office:value-type="string">
            <text:p>G.R.T.GUNARATHNA</text:p>
          </table:table-cell>
          <table:table-cell table:style-name="ce3" office:value-type="string">
            <text:p>S.W.P.A.PRIYANKARA</text:p>
          </table:table-cell>
          <table:table-cell table:style-name="ce17" office:value-type="float" office:value="42352.2368">
            <text:p>42,352.24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50]+[.G150]+[.H150]+[.I150]" office:value-type="float" office:value="1500">
            <text:p>1,500.00 </text:p>
          </table:table-cell>
          <table:table-cell table:style-name="ce23" table:formula="of:=[.E150]-[.K150]" office:value-type="float" office:value="40852.2368">
            <text:p>40,852.24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832">
            <text:p>722208832</text:p>
          </table:table-cell>
          <table:table-cell table:style-name="ce3" office:value-type="string">
            <text:p>R.Saldin Mohamed</text:p>
          </table:table-cell>
          <table:table-cell table:style-name="ce3" office:value-type="string">
            <text:p>W.M.S.K.H.WIJESUNDARA</text:p>
          </table:table-cell>
          <table:table-cell table:style-name="ce17" office:value-type="float" office:value="1382.7876">
            <text:p>1,382.79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7500">
            <text:p>7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151]" office:value-type="float" office:value="1382.7876">
            <text:p>1,382.79 </text:p>
          </table:table-cell>
          <table:table-cell table:style-name="ce23" table:formula="of:=[.E151]-[.K151]" office:value-type="float" office:value="0">
            <text:p><text:s/>-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862">
            <text:p>722208862</text:p>
          </table:table-cell>
          <table:table-cell table:style-name="ce3" office:value-type="string">
            <text:p>A.M.I.HEMATHILAKA ADIKARI</text:p>
          </table:table-cell>
          <table:table-cell table:style-name="ce3" office:value-type="string">
            <text:p>W.M.S.K.H.WIJESUNDARA</text:p>
          </table:table-cell>
          <table:table-cell table:style-name="ce17" office:value-type="float" office:value="20386.1696">
            <text:p>20,386.17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66000">
            <text:p>66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152]" office:value-type="float" office:value="20386.1696">
            <text:p>20,386.17 </text:p>
          </table:table-cell>
          <table:table-cell table:style-name="ce23" table:formula="of:=[.E152]-[.K152]" office:value-type="float" office:value="0">
            <text:p><text:s/>- </text:p>
          </table:table-cell>
          <table:table-cell table:style-name="ce3" office:value-type="float" office:value="44">
            <text:p>44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889">
            <text:p>722208889</text:p>
          </table:table-cell>
          <table:table-cell table:style-name="ce3" office:value-type="string">
            <text:p>A.DUSHANTHI RENUKA</text:p>
          </table:table-cell>
          <table:table-cell table:style-name="ce3" office:value-type="string">
            <text:p>S.W.P.A.PRIYANKARA</text:p>
          </table:table-cell>
          <table:table-cell table:style-name="ce17" office:value-type="float" office:value="11997.1128">
            <text:p>11,997.11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4500">
            <text:p>4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53]+[.G153]+[.H153]+[.I153]" office:value-type="float" office:value="4500">
            <text:p>4,500.00 </text:p>
          </table:table-cell>
          <table:table-cell table:style-name="ce23" table:formula="of:=[.E153]-[.K153]" office:value-type="float" office:value="7497.1128">
            <text:p>7,497.11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894">
            <text:p>722208894</text:p>
          </table:table-cell>
          <table:table-cell table:style-name="ce3" office:value-type="string">
            <text:p>H.M.IMITIYAS MOHOMEAD</text:p>
          </table:table-cell>
          <table:table-cell table:style-name="ce3" office:value-type="string">
            <text:p>W.P.SURANGA</text:p>
          </table:table-cell>
          <table:table-cell table:style-name="ce17" office:value-type="float" office:value="29319.5904">
            <text:p>29,319.59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54]+[.G154]+[.H154]+[.I154]" office:value-type="float" office:value="1500">
            <text:p>1,500.00 </text:p>
          </table:table-cell>
          <table:table-cell table:style-name="ce23" table:formula="of:=[.E154]-[.K154]" office:value-type="float" office:value="27819.5904">
            <text:p>27,819.59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918">
            <text:p>722208918</text:p>
          </table:table-cell>
          <table:table-cell table:style-name="ce3" office:value-type="string">
            <text:p>G.GAMAGE MADUSHIKA</text:p>
          </table:table-cell>
          <table:table-cell table:style-name="ce3" office:value-type="string">
            <text:p>L.H.G.U.K.UDAYANGA</text:p>
          </table:table-cell>
          <table:table-cell table:style-name="ce17" office:value-type="float" office:value="11756.3764">
            <text:p>11,756.38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55]+[.G155]+[.H155]+[.I155]" office:value-type="float" office:value="3000">
            <text:p>3,000.00 </text:p>
          </table:table-cell>
          <table:table-cell table:style-name="ce23" table:formula="of:=[.E155]-[.K155]" office:value-type="float" office:value="8756.3764">
            <text:p>8,756.38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921">
            <text:p>722208921</text:p>
          </table:table-cell>
          <table:table-cell table:style-name="ce3" office:value-type="string">
            <text:p>P.V.M.DESHAPRIYA RATHNAYAKE</text:p>
          </table:table-cell>
          <table:table-cell table:style-name="ce3" office:value-type="string">
            <text:p>N.G.A.P.Wijesekara</text:p>
          </table:table-cell>
          <table:table-cell table:style-name="ce17" office:value-type="float" office:value="17976.6528">
            <text:p>17,976.65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56]+[.G156]+[.H156]+[.I156]" office:value-type="float" office:value="3000">
            <text:p>3,000.00 </text:p>
          </table:table-cell>
          <table:table-cell table:style-name="ce23" table:formula="of:=[.E156]-[.K156]" office:value-type="float" office:value="14976.6528">
            <text:p>14,976.65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925">
            <text:p>722208925</text:p>
          </table:table-cell>
          <table:table-cell table:style-name="ce3" office:value-type="string">
            <text:p>G.V.PADMINI BANDARA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20664.8192">
            <text:p>20,664.82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6000">
            <text:p>6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157]" office:value-type="float" office:value="20664.8192">
            <text:p>20,664.82 </text:p>
          </table:table-cell>
          <table:table-cell table:style-name="ce23" table:formula="of:=[.E157]-[.K157]" office:value-type="float" office:value="0">
            <text:p><text:s/>- 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937">
            <text:p>722208937</text:p>
          </table:table-cell>
          <table:table-cell table:style-name="ce3" office:value-type="string">
            <text:p>J.MOHAMED IMTIYAS</text:p>
          </table:table-cell>
          <table:table-cell table:style-name="ce3" office:value-type="string">
            <text:p>AZMAN</text:p>
          </table:table-cell>
          <table:table-cell table:style-name="ce17" office:value-type="float" office:value="9192.2444">
            <text:p>9,192.24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58]+[.G158]+[.H158]+[.I158]" office:value-type="float" office:value="1500">
            <text:p>1,500.00 </text:p>
          </table:table-cell>
          <table:table-cell table:style-name="ce23" table:formula="of:=[.E158]-[.K158]" office:value-type="float" office:value="7692.2444">
            <text:p>7,692.24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959">
            <text:p>722208959</text:p>
          </table:table-cell>
          <table:table-cell table:style-name="ce3" office:value-type="string">
            <text:p>R.K.B.D.M.M.KUMARA KATAKELLA</text:p>
          </table:table-cell>
          <table:table-cell table:style-name="ce3" office:value-type="string">
            <text:p>DAYANATH</text:p>
          </table:table-cell>
          <table:table-cell table:style-name="ce17" office:value-type="float" office:value="19649.9672">
            <text:p>19,649.97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11500">
            <text:p>11,500.00 </text:p>
          </table:table-cell>
          <table:table-cell table:style-name="ce23" table:formula="of:=[.E159]-[.K159]" office:value-type="float" office:value="8149.9672">
            <text:p>8,149.97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964">
            <text:p>722208964</text:p>
          </table:table-cell>
          <table:table-cell table:style-name="ce3" office:value-type="string">
            <text:p>B.W.M.P.W.D.S. BANDARA PALAMAKUMBURA</text:p>
          </table:table-cell>
          <table:table-cell table:style-name="ce3" office:value-type="string">
            <text:p>N.G.A.P.Wijesekara</text:p>
          </table:table-cell>
          <table:table-cell table:style-name="ce17" office:value-type="float" office:value="14291.7952">
            <text:p>14,291.8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000">
            <text:p>3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60]+[.G160]+[.H160]+[.I160]" office:value-type="float" office:value="3000">
            <text:p>3,000.00 </text:p>
          </table:table-cell>
          <table:table-cell table:style-name="ce23" table:formula="of:=[.E160]-[.K160]" office:value-type="float" office:value="11291.7952">
            <text:p>11,291.80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974">
            <text:p>722208974</text:p>
          </table:table-cell>
          <table:table-cell table:style-name="ce3" office:value-type="string">
            <text:p>PADMA SIRIWARDANA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8287.7924">
            <text:p>8,287.79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2000">
            <text:p>12,0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161]" office:value-type="float" office:value="8287.7924">
            <text:p>8,287.79 </text:p>
          </table:table-cell>
          <table:table-cell table:style-name="ce23" table:formula="of:=[.E161]-[.K161]" office:value-type="float" office:value="0">
            <text:p><text:s/>- 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VR</text:p>
          </table:table-cell>
          <table:table-cell table:style-name="ce9" office:value-type="float" office:value="722208978">
            <text:p>722208978</text:p>
          </table:table-cell>
          <table:table-cell table:style-name="ce3" office:value-type="string">
            <text:p>W.M.JAYARATHNA BANDARA</text:p>
          </table:table-cell>
          <table:table-cell table:style-name="ce3" office:value-type="string">
            <text:p>N.G.A.P.Wijesekara</text:p>
          </table:table-cell>
          <table:table-cell table:style-name="ce17" office:value-type="float" office:value="14364.7144">
            <text:p>14,364.71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0500">
            <text:p>10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62]+[.G162]+[.H162]+[.I162]" office:value-type="float" office:value="10500">
            <text:p>10,500.00 </text:p>
          </table:table-cell>
          <table:table-cell table:style-name="ce23" table:formula="of:=[.E162]-[.K162]" office:value-type="float" office:value="3864.7144">
            <text:p>3,864.71 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anager</text:p>
          </table:table-cell>
          <table:table-cell table:style-name="ce10" office:value-type="float" office:value="722208760">
            <text:p>722208760</text:p>
          </table:table-cell>
          <table:table-cell table:style-name="ce3" office:value-type="string">
            <text:p>A.CHANDRAPALA</text:p>
          </table:table-cell>
          <table:table-cell table:style-name="ce3" office:value-type="string">
            <text:p>A.M.N.W.M.H.P.ATHURUPANA</text:p>
          </table:table-cell>
          <table:table-cell table:style-name="ce17" office:value-type="float" office:value="1677.5464">
            <text:p>1,677.55 </text:p>
          </table:table-cell>
          <table:table-cell table:style-name="ce3" office:value-type="string">
            <text:p>Full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163]" office:value-type="float" office:value="1677.5464">
            <text:p>1,677.55 </text:p>
          </table:table-cell>
          <table:table-cell table:style-name="ce23" table:formula="of:=[.E163]-[.K163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anager</text:p>
          </table:table-cell>
          <table:table-cell table:style-name="ce3" office:value-type="float" office:value="722202817">
            <text:p>722202817</text:p>
          </table:table-cell>
          <table:table-cell table:style-name="ce3" office:value-type="string">
            <text:p>W.W.W.J.N.FERNANDO</text:p>
          </table:table-cell>
          <table:table-cell table:style-name="ce3" office:value-type="string">
            <text:p>ROHITHA</text:p>
          </table:table-cell>
          <table:table-cell table:style-name="ce17" office:value-type="float" office:value="3060.9136">
            <text:p>3,060.91 </text:p>
          </table:table-cell>
          <table:table-cell table:style-name="ce3" office:value-type="string">
            <text:p>Full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164]" office:value-type="float" office:value="3060.9136">
            <text:p>3,060.91 </text:p>
          </table:table-cell>
          <table:table-cell table:style-name="ce23" table:formula="of:=[.E164]-[.K164]" office:value-type="float" office:value="0">
            <text:p><text:s/>-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epaid</text:p>
          </table:table-cell>
          <table:table-cell table:style-name="ce9" office:value-type="float" office:value="722201899">
            <text:p>722201899</text:p>
          </table:table-cell>
          <table:table-cell table:style-name="ce3" office:value-type="string">
            <text:p>H.P.M.Dilsiri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11481.8392">
            <text:p>11,481.84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150">
            <text:p>3,15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65]+[.G165]+[.H165]+[.I165]" office:value-type="float" office:value="3150">
            <text:p>3,150.00 </text:p>
          </table:table-cell>
          <table:table-cell table:style-name="ce23" table:formula="of:=[.E165]-[.K165]" office:value-type="float" office:value="8331.8392">
            <text:p>8,331.84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epaid</text:p>
          </table:table-cell>
          <table:table-cell table:style-name="ce9" office:value-type="float" office:value="722201908">
            <text:p>722201908</text:p>
          </table:table-cell>
          <table:table-cell table:style-name="ce3" office:value-type="string">
            <text:p>D.R.R.Madusanka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16202.9572">
            <text:p>16,202.96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4500">
            <text:p>4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66]+[.G166]+[.H166]+[.I166]" office:value-type="float" office:value="4500">
            <text:p>4,500.00 </text:p>
          </table:table-cell>
          <table:table-cell table:style-name="ce23" table:formula="of:=[.E166]-[.K166]" office:value-type="float" office:value="11702.9572">
            <text:p>11,702.96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epaid</text:p>
          </table:table-cell>
          <table:table-cell table:style-name="ce9" office:value-type="float" office:value="722201912">
            <text:p>722201912</text:p>
          </table:table-cell>
          <table:table-cell table:style-name="ce3" office:value-type="string">
            <text:p>J.A.N.Tharika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7491.6152">
            <text:p>7,491.62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67]+[.G167]+[.H167]+[.I167]" office:value-type="float" office:value="1500">
            <text:p>1,500.00 </text:p>
          </table:table-cell>
          <table:table-cell table:style-name="ce23" table:formula="of:=[.E167]-[.K167]" office:value-type="float" office:value="5991.6152">
            <text:p>5,991.62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epaid</text:p>
          </table:table-cell>
          <table:table-cell table:style-name="ce9" office:value-type="float" office:value="722201916">
            <text:p>722201916</text:p>
          </table:table-cell>
          <table:table-cell table:style-name="ce3" office:value-type="string">
            <text:p>O.K.Chinthana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12347.0624">
            <text:p>12,347.06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600">
            <text:p>3,6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68]+[.G168]+[.H168]+[.I168]" office:value-type="float" office:value="3600">
            <text:p>3,600.00 </text:p>
          </table:table-cell>
          <table:table-cell table:style-name="ce23" table:formula="of:=[.E168]-[.K168]" office:value-type="float" office:value="8747.0624">
            <text:p>8,747.06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epaid</text:p>
          </table:table-cell>
          <table:table-cell table:style-name="ce9" office:value-type="float" office:value="722201918">
            <text:p>722201918</text:p>
          </table:table-cell>
          <table:table-cell table:style-name="ce3" office:value-type="string">
            <text:p>J.A.Petum Chamra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8176.7484">
            <text:p>8,176.75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69]+[.G169]+[.H169]+[.I169]" office:value-type="float" office:value="1500">
            <text:p>1,500.00 </text:p>
          </table:table-cell>
          <table:table-cell table:style-name="ce23" table:formula="of:=[.E169]-[.K169]" office:value-type="float" office:value="6676.7484">
            <text:p>6,676.75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epaid</text:p>
          </table:table-cell>
          <table:table-cell table:style-name="ce9" office:value-type="float" office:value="722203029">
            <text:p>722203029</text:p>
          </table:table-cell>
          <table:table-cell table:style-name="ce3" office:value-type="string">
            <text:p>S.THARANGA WELIVITIGODA</text:p>
          </table:table-cell>
          <table:table-cell table:style-name="ce3" office:value-type="string">
            <text:p>Ramcy Lenora de silva</text:p>
          </table:table-cell>
          <table:table-cell table:style-name="ce17" office:value-type="float" office:value="19540.1652">
            <text:p>19,540.17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600">
            <text:p>6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70]+[.G170]+[.H170]+[.I170]" office:value-type="float" office:value="600">
            <text:p>600.00 </text:p>
          </table:table-cell>
          <table:table-cell table:style-name="ce23" table:formula="of:=[.E170]-[.K170]" office:value-type="float" office:value="18940.1652">
            <text:p>18,940.17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epaid</text:p>
          </table:table-cell>
          <table:table-cell table:style-name="ce9" office:value-type="float" office:value="722205012">
            <text:p>722205012</text:p>
          </table:table-cell>
          <table:table-cell table:style-name="ce3" office:value-type="string">
            <text:p>H.A.Suresh Chandana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16585.6864">
            <text:p>16,585.69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5100">
            <text:p>5,1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71]+[.G171]+[.H171]+[.I171]" office:value-type="float" office:value="5100">
            <text:p>5,100.00 </text:p>
          </table:table-cell>
          <table:table-cell table:style-name="ce23" table:formula="of:=[.E171]-[.K171]" office:value-type="float" office:value="11485.6864">
            <text:p>11,485.69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epaid</text:p>
          </table:table-cell>
          <table:table-cell table:style-name="ce9" office:value-type="float" office:value="722205022">
            <text:p>722205022</text:p>
          </table:table-cell>
          <table:table-cell table:style-name="ce3" office:value-type="string">
            <text:p>R.P.N.Pathmasiri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15533.832">
            <text:p>15,533.83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900">
            <text:p>9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72]+[.G172]+[.H172]+[.I172]" office:value-type="float" office:value="900">
            <text:p>900.00 </text:p>
          </table:table-cell>
          <table:table-cell table:style-name="ce23" table:formula="of:=[.E172]-[.K172]" office:value-type="float" office:value="14633.832">
            <text:p>14,633.83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epaid</text:p>
          </table:table-cell>
          <table:table-cell table:style-name="ce9" office:value-type="float" office:value="722205037">
            <text:p>722205037</text:p>
          </table:table-cell>
          <table:table-cell table:style-name="ce3" office:value-type="string">
            <text:p>A.C.Indrajith Perera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7427.2336">
            <text:p>7,427.23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0">
            <text:p>1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73]+[.G173]+[.H173]+[.I173]" office:value-type="float" office:value="1500">
            <text:p>1,500.00 </text:p>
          </table:table-cell>
          <table:table-cell table:style-name="ce23" table:formula="of:=[.E173]-[.K173]" office:value-type="float" office:value="5927.2336">
            <text:p>5,927.23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epaid</text:p>
          </table:table-cell>
          <table:table-cell table:style-name="ce9" office:value-type="float" office:value="722205122">
            <text:p>722205122</text:p>
          </table:table-cell>
          <table:table-cell table:style-name="ce3" office:value-type="string">
            <text:p>R.D.Weerasundara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14640.8248">
            <text:p>14,640.82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300">
            <text:p>3,3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74]+[.G174]+[.H174]+[.I174]" office:value-type="float" office:value="3300">
            <text:p>3,300.00 </text:p>
          </table:table-cell>
          <table:table-cell table:style-name="ce23" table:formula="of:=[.E174]-[.K174]" office:value-type="float" office:value="11340.8248">
            <text:p>11,340.82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epaid</text:p>
          </table:table-cell>
          <table:table-cell table:style-name="ce9" office:value-type="float" office:value="722205228">
            <text:p>722205228</text:p>
          </table:table-cell>
          <table:table-cell table:style-name="ce3" office:value-type="string">
            <text:p>S.I.Thennakoon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19044.8556">
            <text:p>19,044.86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600">
            <text:p>6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75]+[.G175]+[.H175]+[.I175]" office:value-type="float" office:value="600">
            <text:p>600.00 </text:p>
          </table:table-cell>
          <table:table-cell table:style-name="ce23" table:formula="of:=[.E175]-[.K175]" office:value-type="float" office:value="18444.8556">
            <text:p>18,444.86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epaid</text:p>
          </table:table-cell>
          <table:table-cell table:style-name="ce9" office:value-type="float" office:value="722205234">
            <text:p>722205234</text:p>
          </table:table-cell>
          <table:table-cell table:style-name="ce3" office:value-type="string">
            <text:p>A.W.H.S.Dhanushka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19508.8208">
            <text:p>19,508.82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900">
            <text:p>9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76]+[.G176]+[.H176]+[.I176]" office:value-type="float" office:value="900">
            <text:p>900.00 </text:p>
          </table:table-cell>
          <table:table-cell table:style-name="ce23" table:formula="of:=[.E176]-[.K176]" office:value-type="float" office:value="18608.8208">
            <text:p>18,608.82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epaid</text:p>
          </table:table-cell>
          <table:table-cell table:style-name="ce9" office:value-type="float" office:value="722205785">
            <text:p>722205785</text:p>
          </table:table-cell>
          <table:table-cell table:style-name="ce3" office:value-type="string">
            <text:p>R.J.J.Michalraj</text:p>
          </table:table-cell>
          <table:table-cell table:style-name="ce3" office:value-type="string">
            <text:p>S.Sivaruban</text:p>
          </table:table-cell>
          <table:table-cell table:style-name="ce17" office:value-type="float" office:value="5098.5388">
            <text:p>5,098.54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300">
            <text:p>3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77]+[.G177]+[.H177]+[.I177]" office:value-type="float" office:value="300">
            <text:p>300.00 </text:p>
          </table:table-cell>
          <table:table-cell table:style-name="ce23" table:formula="of:=[.E177]-[.K177]" office:value-type="float" office:value="4798.5388">
            <text:p>4,798.54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epaid</text:p>
          </table:table-cell>
          <table:table-cell table:style-name="ce9" office:value-type="float" office:value="722205786">
            <text:p>722205786</text:p>
          </table:table-cell>
          <table:table-cell table:style-name="ce3" office:value-type="string">
            <text:p>M.M.Anas</text:p>
          </table:table-cell>
          <table:table-cell table:style-name="ce3" office:value-type="string">
            <text:p>S.Sivaruban</text:p>
          </table:table-cell>
          <table:table-cell table:style-name="ce17" office:value-type="float" office:value="10686.8672">
            <text:p>10,686.87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600">
            <text:p>6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78]+[.G178]+[.H178]+[.I178]" office:value-type="float" office:value="600">
            <text:p>600.00 </text:p>
          </table:table-cell>
          <table:table-cell table:style-name="ce23" table:formula="of:=[.E178]-[.K178]" office:value-type="float" office:value="10086.8672">
            <text:p>10,086.87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epaid</text:p>
          </table:table-cell>
          <table:table-cell table:style-name="ce9" office:value-type="float" office:value="722205787">
            <text:p>722205787</text:p>
          </table:table-cell>
          <table:table-cell table:style-name="ce3" office:value-type="string">
            <text:p>Sivabalan Prasannath</text:p>
          </table:table-cell>
          <table:table-cell table:style-name="ce3" office:value-type="string">
            <text:p>S.Sivaruban</text:p>
          </table:table-cell>
          <table:table-cell table:style-name="ce17" office:value-type="float" office:value="11668.9488">
            <text:p>11,668.95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150">
            <text:p>15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79]+[.G179]+[.H179]+[.I179]" office:value-type="float" office:value="150">
            <text:p>150.00 </text:p>
          </table:table-cell>
          <table:table-cell table:style-name="ce23" table:formula="of:=[.E179]-[.K179]" office:value-type="float" office:value="11518.9488">
            <text:p>11,518.95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epaid</text:p>
          </table:table-cell>
          <table:table-cell table:style-name="ce9" office:value-type="float" office:value="722208804">
            <text:p>722208804</text:p>
          </table:table-cell>
          <table:table-cell table:style-name="ce3" office:value-type="string">
            <text:p>N.JAHARUBAN</text:p>
          </table:table-cell>
          <table:table-cell table:style-name="ce3" office:value-type="string">
            <text:p>S.Sivaruban</text:p>
          </table:table-cell>
          <table:table-cell table:style-name="ce17" office:value-type="float" office:value="12868.1412">
            <text:p>12,868.14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900">
            <text:p>9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80]+[.G180]+[.H180]+[.I180]" office:value-type="float" office:value="900">
            <text:p>900.00 </text:p>
          </table:table-cell>
          <table:table-cell table:style-name="ce23" table:formula="of:=[.E180]-[.K180]" office:value-type="float" office:value="11968.1412">
            <text:p>11,968.14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epaid</text:p>
          </table:table-cell>
          <table:table-cell table:style-name="ce9" office:value-type="float" office:value="722208827">
            <text:p>722208827</text:p>
          </table:table-cell>
          <table:table-cell table:style-name="ce3" office:value-type="string">
            <text:p>I.K.S.PERERA</text:p>
          </table:table-cell>
          <table:table-cell table:style-name="ce3" office:value-type="string">
            <text:p>R.P.Nandanasiri</text:p>
          </table:table-cell>
          <table:table-cell table:style-name="ce17" office:value-type="float" office:value="39091.6372">
            <text:p>39,091.64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7500">
            <text:p>7,500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F181]+[.G181]+[.H181]+[.I181]" office:value-type="float" office:value="7500">
            <text:p>7,500.00 </text:p>
          </table:table-cell>
          <table:table-cell table:style-name="ce23" table:formula="of:=[.E181]-[.K181]" office:value-type="float" office:value="31591.6372">
            <text:p>31,591.64 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8976">
            <text:p>722208976</text:p>
          </table:table-cell>
          <table:table-cell table:style-name="ce3" office:value-type="string">
            <text:p>W.L.CHAMMIKA RANATHUNGA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18865.9984">
            <text:p>18,866.0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182]" office:value-type="float" office:value="18865.9984">
            <text:p>18,866.00 </text:p>
          </table:table-cell>
          <table:table-cell table:style-name="ce23" table:formula="of:=[.E182]-[.K182]" office:value-type="float" office:value="0">
            <text:p><text:s/>-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8797">
            <text:p>722208797</text:p>
          </table:table-cell>
          <table:table-cell table:style-name="ce3" office:value-type="string">
            <text:p>S.D.ABEYKOON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19693.9248">
            <text:p>19,693.92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183]" office:value-type="float" office:value="19693.9248">
            <text:p>19,693.92 </text:p>
          </table:table-cell>
          <table:table-cell table:style-name="ce23" table:formula="of:=[.E183]-[.K183]" office:value-type="float" office:value="0">
            <text:p><text:s/>-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2248">
            <text:p>722202248</text:p>
          </table:table-cell>
          <table:table-cell table:style-name="ce3" office:value-type="string">
            <text:p>A.A.N.HETTIARACHCHI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11708.0764">
            <text:p>11,708.08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184]" office:value-type="float" office:value="11708.0764">
            <text:p>11,708.08 </text:p>
          </table:table-cell>
          <table:table-cell table:style-name="ce23" table:formula="of:=[.E184]-[.K184]" office:value-type="float" office:value="0">
            <text:p><text:s/>-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1687">
            <text:p>722201687</text:p>
          </table:table-cell>
          <table:table-cell table:style-name="ce3" office:value-type="string">
            <text:p>S.R.RANATHUNGA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1510.6216">
            <text:p>1,510.62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185]" office:value-type="float" office:value="1510.6216">
            <text:p>1,510.62 </text:p>
          </table:table-cell>
          <table:table-cell table:style-name="ce23" table:formula="of:=[.E185]-[.K185]" office:value-type="float" office:value="0">
            <text:p><text:s/>-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8796">
            <text:p>722208796</text:p>
          </table:table-cell>
          <table:table-cell table:style-name="ce3" office:value-type="string">
            <text:p>A.N.G.D.S.N.NANAYAKKARA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1774.4592">
            <text:p>1,774.46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186]" office:value-type="float" office:value="1774.4592">
            <text:p>1,774.46 </text:p>
          </table:table-cell>
          <table:table-cell table:style-name="ce23" table:formula="of:=[.E186]-[.K186]" office:value-type="float" office:value="0">
            <text:p><text:s/>-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2256">
            <text:p>722202256</text:p>
          </table:table-cell>
          <table:table-cell table:style-name="ce3" office:value-type="string">
            <text:p>W.M.S.PADIVITA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2429.5544">
            <text:p>2,429.55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187]" office:value-type="float" office:value="2429.5544">
            <text:p>2,429.55 </text:p>
          </table:table-cell>
          <table:table-cell table:style-name="ce23" table:formula="of:=[.E187]-[.K187]" office:value-type="float" office:value="0">
            <text:p><text:s/>-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8939">
            <text:p>722208939</text:p>
          </table:table-cell>
          <table:table-cell table:style-name="ce3" office:value-type="string">
            <text:p>S.A.S.INDUNIL WIJESINGHE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1313.668">
            <text:p>1,313.67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188]" office:value-type="float" office:value="1313.668">
            <text:p>1,313.67 </text:p>
          </table:table-cell>
          <table:table-cell table:style-name="ce23" table:formula="of:=[.E188]-[.K188]" office:value-type="float" office:value="0">
            <text:p><text:s/>-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2255">
            <text:p>722202255</text:p>
          </table:table-cell>
          <table:table-cell table:style-name="ce3" office:value-type="string">
            <text:p>S.H.M.T.S.HEWAGE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21076.786">
            <text:p>21,076.79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189]" office:value-type="float" office:value="21076.786">
            <text:p>21,076.79 </text:p>
          </table:table-cell>
          <table:table-cell table:style-name="ce23" table:formula="of:=[.E189]-[.K189]" office:value-type="float" office:value="0">
            <text:p><text:s/>-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8798">
            <text:p>722208798</text:p>
          </table:table-cell>
          <table:table-cell table:style-name="ce3" office:value-type="string">
            <text:p>L.D.B.M.FERNANDO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9471.1056">
            <text:p>9,471.11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190]" office:value-type="float" office:value="9471.1056">
            <text:p>9,471.11 </text:p>
          </table:table-cell>
          <table:table-cell table:style-name="ce23" table:formula="of:=[.E190]-[.K190]" office:value-type="float" office:value="0">
            <text:p><text:s/>-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8822">
            <text:p>722208822</text:p>
          </table:table-cell>
          <table:table-cell table:style-name="ce3" office:value-type="string">
            <text:p>D.P.M.SRIMANTHA</text:p>
          </table:table-cell>
          <table:table-cell table:style-name="ce3" office:value-type="string">
            <text:p>Ramcy Lenora de silva</text:p>
          </table:table-cell>
          <table:table-cell table:style-name="ce17" office:value-type="float" office:value="9399.4652">
            <text:p>9,399.47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5000">
            <text:p>5,000.00 </text:p>
          </table:table-cell>
          <table:table-cell table:style-name="ce23" table:formula="of:=[.E191]-[.K191]" office:value-type="float" office:value="4399.4652">
            <text:p>4,399.47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8769">
            <text:p>722208769</text:p>
          </table:table-cell>
          <table:table-cell table:style-name="ce3" office:value-type="string">
            <text:p>B.L.T.SANDAMALI</text:p>
          </table:table-cell>
          <table:table-cell table:style-name="ce3" office:value-type="string">
            <text:p>Renuka Lakshan</text:p>
          </table:table-cell>
          <table:table-cell table:style-name="ce17" office:value-type="float" office:value="8903.8704">
            <text:p>8,903.87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5000">
            <text:p>5,000.00 </text:p>
          </table:table-cell>
          <table:table-cell table:style-name="ce23" table:formula="of:=[.E192]-[.K192]" office:value-type="float" office:value="3903.8704">
            <text:p>3,903.87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3026">
            <text:p>722203026</text:p>
          </table:table-cell>
          <table:table-cell table:style-name="ce3" office:value-type="string">
            <text:p>A.A.N.CHANDRA KUMARA</text:p>
          </table:table-cell>
          <table:table-cell table:style-name="ce3" office:value-type="string">
            <text:p>DAYANATH</text:p>
          </table:table-cell>
          <table:table-cell table:style-name="ce17" office:value-type="float" office:value="13297.3488">
            <text:p>13,297.35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7000">
            <text:p>7,000.00 </text:p>
          </table:table-cell>
          <table:table-cell table:style-name="ce23" table:formula="of:=[.E193]-[.K193]" office:value-type="float" office:value="6297.3488">
            <text:p>6,297.35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2253">
            <text:p>722202253</text:p>
          </table:table-cell>
          <table:table-cell table:style-name="ce3" office:value-type="string">
            <text:p>T.M.P.U.LAKMAL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27665.4764">
            <text:p>27,665.48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194]" office:value-type="float" office:value="27665.4764">
            <text:p>27,665.48 </text:p>
          </table:table-cell>
          <table:table-cell table:style-name="ce23" table:formula="of:=[.E194]-[.K194]" office:value-type="float" office:value="0">
            <text:p><text:s/>-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8908">
            <text:p>722208908</text:p>
          </table:table-cell>
          <table:table-cell table:style-name="ce3" office:value-type="string">
            <text:p>K.S.PRIYANGA DE SILVA</text:p>
          </table:table-cell>
          <table:table-cell table:style-name="ce3" office:value-type="string">
            <text:p>Ramcy Lenora de silva</text:p>
          </table:table-cell>
          <table:table-cell table:style-name="ce17" office:value-type="float" office:value="23019.3844">
            <text:p>23,019.38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12000">
            <text:p>12,000.00 </text:p>
          </table:table-cell>
          <table:table-cell table:style-name="ce23" table:formula="of:=[.E195]-[.K195]" office:value-type="float" office:value="11019.3844">
            <text:p>11,019.38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2202">
            <text:p>722202202</text:p>
          </table:table-cell>
          <table:table-cell table:style-name="ce3" office:value-type="string">
            <text:p>A.M.C.D. BANDARA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8954.7372">
            <text:p>8,954.74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196]" office:value-type="float" office:value="8954.7372">
            <text:p>8,954.74 </text:p>
          </table:table-cell>
          <table:table-cell table:style-name="ce23" table:formula="of:=[.E196]-[.K196]" office:value-type="float" office:value="0">
            <text:p><text:s/>-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8800">
            <text:p>722208800</text:p>
          </table:table-cell>
          <table:table-cell table:style-name="ce3" office:value-type="string">
            <text:p>N.W.T.M.G.WARNASHANTHI</text:p>
          </table:table-cell>
          <table:table-cell table:style-name="ce3" office:value-type="string">
            <text:p>Ramcy Lenora de silva</text:p>
          </table:table-cell>
          <table:table-cell table:style-name="ce17" office:value-type="float" office:value="10624.022">
            <text:p>10,624.02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6000">
            <text:p>6,000.00 </text:p>
          </table:table-cell>
          <table:table-cell table:style-name="ce23" table:formula="of:=[.E197]-[.K197]" office:value-type="float" office:value="4624.022">
            <text:p>4,624.02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8970">
            <text:p>722208970</text:p>
          </table:table-cell>
          <table:table-cell table:style-name="ce3" office:value-type="string">
            <text:p>W.K.ACHALA VIRAJ</text:p>
          </table:table-cell>
          <table:table-cell table:style-name="ce3" office:value-type="string">
            <text:p>Renuka Lakshan</text:p>
          </table:table-cell>
          <table:table-cell table:style-name="ce17" office:value-type="float" office:value="8464.1104">
            <text:p>8,464.11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4500">
            <text:p>4,500.00 </text:p>
          </table:table-cell>
          <table:table-cell table:style-name="ce23" table:formula="of:=[.E198]-[.K198]" office:value-type="float" office:value="3964.1104">
            <text:p>3,964.11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2281">
            <text:p>722202281</text:p>
          </table:table-cell>
          <table:table-cell table:style-name="ce3" office:value-type="string">
            <text:p>D.M.I.W.G.T.KEERTHI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67119.1796">
            <text:p>67,119.18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199]" office:value-type="float" office:value="67119.1796">
            <text:p>67,119.18 </text:p>
          </table:table-cell>
          <table:table-cell table:style-name="ce23" table:formula="of:=[.E199]-[.K199]" office:value-type="float" office:value="0">
            <text:p><text:s/>-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5482">
            <text:p>722205482</text:p>
          </table:table-cell>
          <table:table-cell table:style-name="ce3" office:value-type="string">
            <text:p>K.R.Gunasekara</text:p>
          </table:table-cell>
          <table:table-cell table:style-name="ce3" office:value-type="string">
            <text:p>Ramcy Lenora de silva</text:p>
          </table:table-cell>
          <table:table-cell table:style-name="ce17" office:value-type="float" office:value="15480.8492">
            <text:p>15,480.85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8000">
            <text:p>8,000.00 </text:p>
          </table:table-cell>
          <table:table-cell table:style-name="ce23" table:formula="of:=[.E200]-[.K200]" office:value-type="float" office:value="7480.8492">
            <text:p>7,480.85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3025">
            <text:p>722203025</text:p>
          </table:table-cell>
          <table:table-cell table:style-name="ce3" office:value-type="string">
            <text:p>H.M.C.U.KUMARA HERATH</text:p>
          </table:table-cell>
          <table:table-cell table:style-name="ce3" office:value-type="string">
            <text:p>S.H.T.BUDDIKA</text:p>
          </table:table-cell>
          <table:table-cell table:style-name="ce17" office:value-type="float" office:value="7641.1888">
            <text:p>7,641.19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Full Hold">
            <text:p>Full Hold </text:p>
          </table:table-cell>
          <table:table-cell table:style-name="ce22" table:formula="of:=[.E201]" office:value-type="float" office:value="7641.1888">
            <text:p>7,641.19 </text:p>
          </table:table-cell>
          <table:table-cell table:style-name="ce23" table:formula="of:=[.E201]-[.K201]" office:value-type="float" office:value="0">
            <text:p><text:s/>-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8896">
            <text:p>722208896</text:p>
          </table:table-cell>
          <table:table-cell table:style-name="ce3" office:value-type="string">
            <text:p>H.G.NADEESHA RANGI</text:p>
          </table:table-cell>
          <table:table-cell table:style-name="ce3" office:value-type="string">
            <text:p>Ramcy Lenora de silva</text:p>
          </table:table-cell>
          <table:table-cell table:style-name="ce17" office:value-type="float" office:value="2970.5696">
            <text:p>2,970.57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table:formula="of:=[.E202]" office:value-type="float" office:value="2970.5696">
            <text:p>2,970.57 </text:p>
          </table:table-cell>
          <table:table-cell table:style-name="ce23" table:formula="of:=[.E202]-[.K202]" office:value-type="float" office:value="0">
            <text:p><text:s/>-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8949">
            <text:p>722208949</text:p>
          </table:table-cell>
          <table:table-cell table:style-name="ce3" office:value-type="string">
            <text:p>M.A.S.SANEEJA ABEYSINHE</text:p>
          </table:table-cell>
          <table:table-cell table:style-name="ce3" office:value-type="string">
            <text:p>DAYANATH</text:p>
          </table:table-cell>
          <table:table-cell table:style-name="ce17" office:value-type="float" office:value="8922.5924">
            <text:p>8,922.59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5000">
            <text:p>5,000.00 </text:p>
          </table:table-cell>
          <table:table-cell table:style-name="ce23" table:formula="of:=[.E203]-[.K203]" office:value-type="float" office:value="3922.5924">
            <text:p>3,922.59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1848">
            <text:p>722201848</text:p>
          </table:table-cell>
          <table:table-cell table:style-name="ce3" office:value-type="string">
            <text:p>M.D.T.WIMALATHUNGA</text:p>
          </table:table-cell>
          <table:table-cell table:style-name="ce3" office:value-type="string">
            <text:p>DAYANATH</text:p>
          </table:table-cell>
          <table:table-cell table:style-name="ce17" office:value-type="float" office:value="13966.5476">
            <text:p>13,966.55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7000">
            <text:p>7,000.00 </text:p>
          </table:table-cell>
          <table:table-cell table:style-name="ce23" table:formula="of:=[.E204]-[.K204]" office:value-type="float" office:value="6966.5476">
            <text:p>6,966.55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8740">
            <text:p>722208740</text:p>
          </table:table-cell>
          <table:table-cell table:style-name="ce3" office:value-type="string">
            <text:p>M.P.P.KUMARA</text:p>
          </table:table-cell>
          <table:table-cell table:style-name="ce3" office:value-type="string">
            <text:p>Renuka Lakshan</text:p>
          </table:table-cell>
          <table:table-cell table:style-name="ce17" office:value-type="float" office:value="17471.5268">
            <text:p>17,471.53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9000">
            <text:p>9,000.00 </text:p>
          </table:table-cell>
          <table:table-cell table:style-name="ce23" table:formula="of:=[.E205]-[.K205]" office:value-type="float" office:value="8471.5268">
            <text:p>8,471.53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8818">
            <text:p>722208818</text:p>
          </table:table-cell>
          <table:table-cell table:style-name="ce3" office:value-type="string">
            <text:p>H.W.N.MAHEETHA</text:p>
          </table:table-cell>
          <table:table-cell table:style-name="ce3" office:value-type="string">
            <text:p>Ramcy Lenora de silva</text:p>
          </table:table-cell>
          <table:table-cell table:style-name="ce17" office:value-type="float" office:value="9557.2084">
            <text:p>9,557.21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5000">
            <text:p>5,000.00 </text:p>
          </table:table-cell>
          <table:table-cell table:style-name="ce23" table:formula="of:=[.E206]-[.K206]" office:value-type="float" office:value="4557.2084">
            <text:p>4,557.21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2875">
            <text:p>722202875</text:p>
          </table:table-cell>
          <table:table-cell table:style-name="ce3" office:value-type="string">
            <text:p>Y.R.LIANAARACHCHI</text:p>
          </table:table-cell>
          <table:table-cell table:style-name="ce3" office:value-type="string">
            <text:p>W.P.SURANGA</text:p>
          </table:table-cell>
          <table:table-cell table:style-name="ce17" office:value-type="float" office:value="61259.212">
            <text:p>61,259.21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31000">
            <text:p>31,000.00 </text:p>
          </table:table-cell>
          <table:table-cell table:style-name="ce23" table:formula="of:=[.E207]-[.K207]" office:value-type="float" office:value="30259.212">
            <text:p>30,259.21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8836">
            <text:p>722208836</text:p>
          </table:table-cell>
          <table:table-cell table:style-name="ce3" office:value-type="string">
            <text:p>R.A.P.DHARANA GUNATHILAKA</text:p>
          </table:table-cell>
          <table:table-cell table:style-name="ce3" office:value-type="string">
            <text:p>Renuka Lakshan</text:p>
          </table:table-cell>
          <table:table-cell table:style-name="ce17" office:value-type="float" office:value="9126.5012">
            <text:p>9,126.5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5000">
            <text:p>5,000.00 </text:p>
          </table:table-cell>
          <table:table-cell table:style-name="ce23" table:formula="of:=[.E208]-[.K208]" office:value-type="float" office:value="4126.5012">
            <text:p>4,126.50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3040">
            <text:p>722203040</text:p>
          </table:table-cell>
          <table:table-cell table:style-name="ce3" office:value-type="string">
            <text:p>A.M.M.PRASAD BANDARA</text:p>
          </table:table-cell>
          <table:table-cell table:style-name="ce3" office:value-type="string">
            <text:p>DAYANATH</text:p>
          </table:table-cell>
          <table:table-cell table:style-name="ce17" office:value-type="float" office:value="8057.7004">
            <text:p>8,057.7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4500">
            <text:p>4,500.00 </text:p>
          </table:table-cell>
          <table:table-cell table:style-name="ce23" table:formula="of:=[.E209]-[.K209]" office:value-type="float" office:value="3557.7004">
            <text:p>3,557.70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8819">
            <text:p>722208819</text:p>
          </table:table-cell>
          <table:table-cell table:style-name="ce3" office:value-type="string">
            <text:p>N.D.WEKUNUGODAGE</text:p>
          </table:table-cell>
          <table:table-cell table:style-name="ce3" office:value-type="string">
            <text:p>Ramcy Lenora de silva</text:p>
          </table:table-cell>
          <table:table-cell table:style-name="ce17" office:value-type="float" office:value="12944.7496">
            <text:p>12,944.75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6500">
            <text:p>6,500.00 </text:p>
          </table:table-cell>
          <table:table-cell table:style-name="ce23" table:formula="of:=[.E210]-[.K210]" office:value-type="float" office:value="6444.7496">
            <text:p>6,444.75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8877">
            <text:p>722208877</text:p>
          </table:table-cell>
          <table:table-cell table:style-name="ce3" office:value-type="string">
            <text:p>M.DASARATHA ANURADHA</text:p>
          </table:table-cell>
          <table:table-cell table:style-name="ce3" office:value-type="string">
            <text:p>DAYANATH</text:p>
          </table:table-cell>
          <table:table-cell table:style-name="ce17" office:value-type="float" office:value="30533.5764">
            <text:p>30,533.58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15500">
            <text:p>15,500.00 </text:p>
          </table:table-cell>
          <table:table-cell table:style-name="ce23" table:formula="of:=[.E211]-[.K211]" office:value-type="float" office:value="15033.5764">
            <text:p>15,033.58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2479">
            <text:p>722202479</text:p>
          </table:table-cell>
          <table:table-cell table:style-name="ce3" office:value-type="string">
            <text:p>M.C.R.MUNASINGHE</text:p>
          </table:table-cell>
          <table:table-cell table:style-name="ce3" office:value-type="string">
            <text:p>DAYANATH</text:p>
          </table:table-cell>
          <table:table-cell table:style-name="ce17" office:value-type="float" office:value="9852.97">
            <text:p>9,852.97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5000">
            <text:p>5,000.00 </text:p>
          </table:table-cell>
          <table:table-cell table:style-name="ce23" table:formula="of:=[.E212]-[.K212]" office:value-type="float" office:value="4852.97">
            <text:p>4,852.97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3007">
            <text:p>722203007</text:p>
          </table:table-cell>
          <table:table-cell table:style-name="ce3" office:value-type="string">
            <text:p>A.THARINDU DARSHANA</text:p>
          </table:table-cell>
          <table:table-cell table:style-name="ce3" office:value-type="string">
            <text:p>Ramcy Lenora de silva</text:p>
          </table:table-cell>
          <table:table-cell table:style-name="ce17" office:value-type="float" office:value="8826.1672">
            <text:p>8,826.17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5000">
            <text:p>5,000.00 </text:p>
          </table:table-cell>
          <table:table-cell table:style-name="ce23" table:formula="of:=[.E213]-[.K213]" office:value-type="float" office:value="3826.1672">
            <text:p>3,826.17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float" office:value="722208950">
            <text:p>722208950</text:p>
          </table:table-cell>
          <table:table-cell table:style-name="ce3" office:value-type="string">
            <text:p>G.M.U.HANSANI JAYASINGHE</text:p>
          </table:table-cell>
          <table:table-cell table:style-name="ce3" office:value-type="string">
            <text:p>DAYANATH</text:p>
          </table:table-cell>
          <table:table-cell table:style-name="ce17" office:value-type="float" office:value="9284.7044">
            <text:p>9,284.70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string" office:string-value="Half Hold">
            <text:p>Half Hold </text:p>
          </table:table-cell>
          <table:table-cell table:style-name="ce22" office:value-type="float" office:value="5000">
            <text:p>5,000.00 </text:p>
          </table:table-cell>
          <table:table-cell table:style-name="ce23" table:formula="of:=[.E214]-[.K214]" office:value-type="float" office:value="4284.7044">
            <text:p>4,284.70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anager</text:p>
          </table:table-cell>
          <table:table-cell table:style-name="ce11" office:value-type="float" office:value="722201790">
            <text:p>722201790</text:p>
          </table:table-cell>
          <table:table-cell table:style-name="ce13" office:value-type="string">
            <text:p>T.G.H.WIKUMSIRI</text:p>
          </table:table-cell>
          <table:table-cell table:style-name="ce13" office:value-type="string">
            <text:p>W.M.S.K.H.WIJESUNDARA</text:p>
          </table:table-cell>
          <table:table-cell table:style-name="ce17" office:value-type="float" office:value="8259.1528">
            <text:p>8,259.15 </text:p>
          </table:table-cell>
          <table:table-cell table:style-name="ce3" office:value-type="string">
            <text:p>Full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17" office:value-type="float" office:value="0">
            <text:p><text:s/>- </text:p>
          </table:table-cell>
          <table:table-cell table:style-name="ce22" table:formula="of:=[.E215]" office:value-type="float" office:value="8259.1528">
            <text:p>8,259.15 </text:p>
          </table:table-cell>
          <table:table-cell table:style-name="ce23" table:formula="of:=[.E215]-[.K215]" office:value-type="float" office:value="0">
            <text:p><text:s/>- </text:p>
          </table:table-cell>
          <table:table-cell table:style-name="ce3"/>
          <table:table-cell table:style-name="ce3" office:value-type="string">
            <text:p>Unsettled Inventory and internal Issues</text:p>
          </table:table-cell>
          <table:table-cell table:number-columns-repeated="1010"/>
        </table:table-row>
        <table:table-row table:style-name="ro1" table:number-rows-repeated="653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1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1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(</number:text>
      <number:number number:decimal-places="2" number:min-integer-digits="1" number:grouping="true"/>
      <number:text>)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5000" number:language="en" number:country="US">
      <number:number number:min-integer-digits="1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currency-style style:name="N5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5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5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time-style style:name="N5146" number:language="en" number:country="US">
      <number:minutes number:style="long"/>
      <number:text>:</number:text>
      <number:seconds number:style="long"/>
    </number:time-style>
    <number:time-style style:name="N5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8" number:language="en" number:country="US">
      <number:minutes number:style="long"/>
      <number:text>:</number:text>
      <number:seconds number:style="long" number:decimal-places="1"/>
    </number:time-style>
    <number:number-style style:name="N5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19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10/11/2013</text:date>, <text:time>14:2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0-11T14:25:20.77</dc:date>
    <meta:generator>OpenOffice.org/3.2$Win32 OpenOffice.org_project/320m12$Build-9483</meta:generator>
    <meta:editing-duration>PT00H00M26S</meta:editing-duration>
    <meta:editing-cycles>1</meta:editing-cycles>
    <meta:document-statistic meta:table-count="3" meta:cell-count="2962" meta:object-count="0"/>
  </office:meta>
</office:document-meta>
</file>